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Computer Modern" svg:font-family="'Computer Modern'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4cm" svg:stroke-color="#bfbfbf" draw:stroke-linejoin="miter" svg:stroke-linecap="butt" draw:fill="none" fo:padding-top="0.007cm" fo:padding-bottom="0.007cm" fo:padding-left="0.007cm" fo:padding-right="0.007cm" loext:decorative="false"/>
    </style:style>
    <style:style style:name="gr2" style:family="graphic" style:parent-style-name="standard">
      <style:graphic-properties draw:stroke="solid" svg:stroke-width="0.007cm" svg:stroke-color="#808080" draw:stroke-linejoin="miter" svg:stroke-linecap="butt" draw:fill="none" fo:padding-top="0.003cm" fo:padding-bottom="0.003cm" fo:padding-left="0.003cm" fo:padding-right="0.003cm" loext:decorative="false"/>
    </style:style>
    <style:style style:name="gr3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5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solid" svg:stroke-width="0.014cm" svg:stroke-color="#ff0000" draw:stroke-linejoin="miter" svg:stroke-linecap="butt" draw:fill="none" fo:padding-top="0.007cm" fo:padding-bottom="0.007cm" fo:padding-left="0.007cm" fo:padding-right="0.007cm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496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7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42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635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4" style:family="paragraph">
      <style:text-properties style:font-name="Liberation Sans" fo:font-size="10pt" style:font-size-asian="10pt" style:font-size-complex="10pt"/>
    </style:style>
    <style:style style:name="P5" style:family="paragraph">
      <loext:graphic-properties draw:fill="none" draw:fill-color="#ffffff"/>
      <style:text-properties style:font-name="Liberation Sans" fo:font-size="10pt" fo:background-color="#ffffff" style:font-size-asian="10pt" style:font-size-complex="10pt"/>
    </style:style>
    <style:style style:name="T1" style:family="text">
      <style:text-properties fo:color="#000000" loext:opacity="100%" style:font-name="Computer Modern" fo:font-size="9.89999961853027pt" fo:font-weight="normal" style:font-name-asian="Computer Modern" style:font-size-asian="9.89999961853027pt" style:font-weight-asian="normal" style:font-name-complex="Computer Modern" style:font-size-complex="9.89999961853027pt" style:font-weight-complex="normal"/>
    </style:style>
    <style:style style:name="T2" style:family="text">
      <style:text-properties style:font-name="Liberation Sans" fo:font-size="10pt" fo:background-color="#ffffff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16.193cm" svg:height="9.08cm" svg:x="1.503cm" svg:y="0.696cm" svg:viewBox="0 0 16194 9081" svg:d="M0 9081v-9081M1619 9081v-9081M3239 9081v-9081M4858 9081v-9081M6477 9081v-9081M8097 9081v-9081M9717 9081v-9081M11336 9081v-9081M12955 9081v-9081M14574 9081v-9081M16194 9081v-9081">
          <text:p/>
        </draw:path>
        <draw:path draw:style-name="gr1" draw:text-style-name="P1" draw:layer="layout" svg:width="16.193cm" svg:height="8.513cm" svg:x="1.503cm" svg:y="0.979cm" svg:viewBox="0 0 16194 8514" svg:d="M0 8514h16194M0 7568h16194M0 7096h16194M0 6623h16194M0 6150h16194M0 5204h16194M0 4731h16194M0 4258h16194M0 3785h16194M0 2838h16194M0 2365h16194M0 1892h16194M0 1419h16194M0 473h16194M0 0h16194">
          <text:p/>
        </draw:path>
        <draw:path draw:style-name="gr1" draw:text-style-name="P1" draw:layer="layout" svg:width="16.193cm" svg:height="7.094cm" svg:x="1.503cm" svg:y="1.925cm" svg:viewBox="0 0 16194 7095" svg:d="M0 7095h16194M0 4731h16194M0 2366h16194M0 0h16194">
          <text:p/>
        </draw:path>
        <draw:path draw:style-name="gr2" draw:text-style-name="P1" draw:layer="layout" svg:width="16.193cm" svg:height="9.08cm" svg:x="1.503cm" svg:y="0.696cm" svg:viewBox="0 0 16194 9081" svg:d="M0 9081v-150M1619 9081v-150M3239 9081v-150M4858 9081v-150M6477 9081v-150M8097 9081v-150M9717 9081v-150M11336 9081v-150M12955 9081v-150M14574 9081v-150M16194 9081v-150M0 0v150M1619 0v150M3239 0v150M4858 0v150M6477 0v150M8097 0v150M9717 0v150M11336 0v150M12955 0v150M14574 0v150M16194 0v150">
          <text:p/>
        </draw:path>
        <draw:path draw:style-name="gr2" draw:text-style-name="P1" draw:layer="layout" svg:width="16.193cm" svg:height="8.513cm" svg:x="1.503cm" svg:y="0.979cm" svg:viewBox="0 0 16194 8514" svg:d="M0 8514h100M0 7568h100M0 7096h100M0 6623h100M0 6150h100M0 5204h100M0 4731h100M0 4258h100M0 3785h100M0 2838h100M0 2365h100M0 1892h100M0 1419h100M0 473h100M0 0h100M16194 8514h-100M16194 7568h-100M16194 7096h-100M16194 6623h-100M16194 6150h-100M16194 5204h-100M16194 4731h-100M16194 4258h-100M16194 3785h-100M16194 2838h-100M16194 2365h-100M16194 1892h-100M16194 1419h-100M16194 473h-100M16194 0h-100">
          <text:p/>
        </draw:path>
        <draw:path draw:style-name="gr2" draw:text-style-name="P1" draw:layer="layout" svg:width="16.193cm" svg:height="7.094cm" svg:x="1.503cm" svg:y="1.925cm" svg:viewBox="0 0 16194 7095" svg:d="M0 7095h150M0 4731h150M0 2366h150M0 0h150M16194 7095h-150M16194 4731h-150M16194 2366h-150M16194 0h-150">
          <text:p/>
        </draw:path>
        <draw:polygon draw:style-name="gr3" draw:text-style-name="P1" draw:layer="layout" svg:width="16.193cm" svg:height="9.08cm" svg:x="1.503cm" svg:y="0.696cm" svg:viewBox="0 0 16194 9081" draw:points="0,9081 0,0 16194,0 16194,9081">
          <text:p/>
        </draw:polygon>
        <draw:frame draw:style-name="gr4" draw:text-style-name="P3" draw:layer="layout" svg:width="0.35cm" svg:height="0.48cm" svg:x="1.416cm" svg:y="9.752cm">
          <draw:text-box>
            <text:p text:style-name="P2"><text:span text:style-name="T1">4</text:span></text:p>
          </draw:text-box>
        </draw:frame>
        <draw:frame draw:style-name="gr4" draw:text-style-name="P3" draw:layer="layout" svg:width="0.35cm" svg:height="0.48cm" svg:x="3.035cm" svg:y="9.752cm">
          <draw:text-box>
            <text:p text:style-name="P2"><text:span text:style-name="T1">6</text:span></text:p>
          </draw:text-box>
        </draw:frame>
        <draw:frame draw:style-name="gr4" draw:text-style-name="P3" draw:layer="layout" svg:width="0.35cm" svg:height="0.48cm" svg:x="4.654cm" svg:y="9.752cm">
          <draw:text-box>
            <text:p text:style-name="P2"><text:span text:style-name="T1">8</text:span></text:p>
          </draw:text-box>
        </draw:frame>
        <draw:frame draw:style-name="gr5" draw:text-style-name="P3" draw:layer="layout" svg:width="0.4cm" svg:height="0.48cm" svg:x="6.185cm" svg:y="9.752cm">
          <draw:text-box>
            <text:p text:style-name="P2"><text:span text:style-name="T1">10</text:span></text:p>
          </draw:text-box>
        </draw:frame>
        <draw:frame draw:style-name="gr5" draw:text-style-name="P3" draw:layer="layout" svg:width="0.4cm" svg:height="0.48cm" svg:x="7.805cm" svg:y="9.752cm">
          <draw:text-box>
            <text:p text:style-name="P2"><text:span text:style-name="T1">12</text:span></text:p>
          </draw:text-box>
        </draw:frame>
        <draw:frame draw:style-name="gr5" draw:text-style-name="P3" draw:layer="layout" svg:width="0.4cm" svg:height="0.48cm" svg:x="9.424cm" svg:y="9.752cm">
          <draw:text-box>
            <text:p text:style-name="P2"><text:span text:style-name="T1">14</text:span></text:p>
          </draw:text-box>
        </draw:frame>
        <draw:frame draw:style-name="gr5" draw:text-style-name="P3" draw:layer="layout" svg:width="0.4cm" svg:height="0.48cm" svg:x="11.043cm" svg:y="9.752cm">
          <draw:text-box>
            <text:p text:style-name="P2"><text:span text:style-name="T1">16</text:span></text:p>
          </draw:text-box>
        </draw:frame>
        <draw:frame draw:style-name="gr5" draw:text-style-name="P3" draw:layer="layout" svg:width="0.4cm" svg:height="0.48cm" svg:x="12.662cm" svg:y="9.752cm">
          <draw:text-box>
            <text:p text:style-name="P2"><text:span text:style-name="T1">18</text:span></text:p>
          </draw:text-box>
        </draw:frame>
        <draw:frame draw:style-name="gr5" draw:text-style-name="P3" draw:layer="layout" svg:width="0.4cm" svg:height="0.48cm" svg:x="14.282cm" svg:y="9.752cm">
          <draw:text-box>
            <text:p text:style-name="P2"><text:span text:style-name="T1">20</text:span></text:p>
          </draw:text-box>
        </draw:frame>
        <draw:frame draw:style-name="gr5" draw:text-style-name="P3" draw:layer="layout" svg:width="0.4cm" svg:height="0.48cm" svg:x="15.901cm" svg:y="9.752cm">
          <draw:text-box>
            <text:p text:style-name="P2"><text:span text:style-name="T1">22</text:span></text:p>
          </draw:text-box>
        </draw:frame>
        <draw:frame draw:style-name="gr5" draw:text-style-name="P3" draw:layer="layout" svg:width="0.4cm" svg:height="0.48cm" svg:x="17.52cm" svg:y="9.752cm">
          <draw:text-box>
            <text:p text:style-name="P2"><text:span text:style-name="T1">24</text:span></text:p>
          </draw:text-box>
        </draw:frame>
        <draw:frame draw:style-name="gr4" draw:text-style-name="P3" draw:layer="layout" svg:width="0.35cm" svg:height="0.48cm" svg:x="1.204cm" svg:y="8.757cm">
          <draw:text-box>
            <text:p text:style-name="P2"><text:span text:style-name="T1">0</text:span></text:p>
          </draw:text-box>
        </draw:frame>
        <draw:frame draw:style-name="gr4" draw:text-style-name="P3" draw:layer="layout" svg:width="0.35cm" svg:height="0.48cm" svg:x="1.204cm" svg:y="6.393cm">
          <draw:text-box>
            <text:p text:style-name="P2"><text:span text:style-name="T1">5</text:span></text:p>
          </draw:text-box>
        </draw:frame>
        <draw:frame draw:style-name="gr5" draw:text-style-name="P3" draw:layer="layout" svg:width="0.4cm" svg:height="0.48cm" svg:x="1.028cm" svg:y="4.028cm">
          <draw:text-box>
            <text:p text:style-name="P2"><text:span text:style-name="T1">10</text:span></text:p>
          </draw:text-box>
        </draw:frame>
        <draw:line draw:style-name="gr6" draw:text-style-name="P1" draw:layer="layout" svg:x1="14.003cm" svg:y1="1.925cm" svg:x2="14.248cm" svg:y2="1.925cm">
          <text:p/>
        </draw:line>
        <draw:line draw:style-name="gr6" draw:text-style-name="P1" draw:layer="layout" svg:x1="14.248cm" svg:y1="1.855cm" svg:x2="14.248cm" svg:y2="1.996cm">
          <text:p/>
        </draw:line>
        <draw:line draw:style-name="gr6" draw:text-style-name="P1" draw:layer="layout" svg:x1="7.599cm" svg:y1="1.925cm" svg:x2="7.841cm" svg:y2="1.925cm">
          <text:p/>
        </draw:line>
        <draw:line draw:style-name="gr6" draw:text-style-name="P1" draw:layer="layout" svg:x1="7.84cm" svg:y1="1.855cm" svg:x2="7.84cm" svg:y2="1.996cm">
          <text:p/>
        </draw:line>
        <draw:line draw:style-name="gr6" draw:text-style-name="P1" draw:layer="layout" svg:x1="14.781cm" svg:y1="9.019cm" svg:x2="14.897cm" svg:y2="9.019cm">
          <text:p/>
        </draw:line>
        <draw:line draw:style-name="gr6" draw:text-style-name="P1" draw:layer="layout" svg:x1="14.897cm" svg:y1="8.949cm" svg:x2="14.897cm" svg:y2="9.09cm">
          <text:p/>
        </draw:line>
        <draw:line draw:style-name="gr6" draw:text-style-name="P1" draw:layer="layout" svg:x1="10.173cm" svg:y1="1.925cm" svg:x2="10.418cm" svg:y2="1.925cm">
          <text:p/>
        </draw:line>
        <draw:line draw:style-name="gr6" draw:text-style-name="P1" draw:layer="layout" svg:x1="10.418cm" svg:y1="1.855cm" svg:x2="10.418cm" svg:y2="1.996cm">
          <text:p/>
        </draw:line>
        <draw:line draw:style-name="gr6" draw:text-style-name="P1" draw:layer="layout" svg:x1="2.582cm" svg:y1="8.074cm" svg:x2="6.152cm" svg:y2="8.074cm">
          <text:p/>
        </draw:line>
        <draw:line draw:style-name="gr6" draw:text-style-name="P1" draw:layer="layout" svg:x1="6.152cm" svg:y1="8.003cm" svg:x2="6.152cm" svg:y2="8.144cm">
          <text:p/>
        </draw:line>
        <draw:line draw:style-name="gr6" draw:text-style-name="P1" draw:layer="layout" svg:x1="11.197cm" svg:y1="1.925cm" svg:x2="11.418cm" svg:y2="1.925cm">
          <text:p/>
        </draw:line>
        <draw:line draw:style-name="gr6" draw:text-style-name="P1" draw:layer="layout" svg:x1="11.418cm" svg:y1="1.855cm" svg:x2="11.418cm" svg:y2="1.996cm">
          <text:p/>
        </draw:line>
        <draw:line draw:style-name="gr6" draw:text-style-name="P1" draw:layer="layout" svg:x1="2.925cm" svg:y1="1.925cm" svg:x2="3.122cm" svg:y2="1.925cm">
          <text:p/>
        </draw:line>
        <draw:line draw:style-name="gr6" draw:text-style-name="P1" draw:layer="layout" svg:x1="3.122cm" svg:y1="1.855cm" svg:x2="3.122cm" svg:y2="1.996cm">
          <text:p/>
        </draw:line>
        <draw:line draw:style-name="gr6" draw:text-style-name="P1" draw:layer="layout" svg:x1="11.07cm" svg:y1="6.655cm" svg:x2="15.354cm" svg:y2="6.655cm">
          <text:p/>
        </draw:line>
        <draw:line draw:style-name="gr6" draw:text-style-name="P1" draw:layer="layout" svg:x1="15.354cm" svg:y1="6.584cm" svg:x2="15.354cm" svg:y2="6.725cm">
          <text:p/>
        </draw:line>
        <draw:line draw:style-name="gr6" draw:text-style-name="P1" draw:layer="layout" svg:x1="3.122cm" svg:y1="1.925cm" svg:x2="3.329cm" svg:y2="1.925cm">
          <text:p/>
        </draw:line>
        <draw:line draw:style-name="gr6" draw:text-style-name="P1" draw:layer="layout" svg:x1="3.329cm" svg:y1="1.855cm" svg:x2="3.329cm" svg:y2="1.996cm">
          <text:p/>
        </draw:line>
        <draw:line draw:style-name="gr6" draw:text-style-name="P1" draw:layer="layout" svg:x1="11.74cm" svg:y1="8.074cm" svg:x2="15.732cm" svg:y2="8.074cm">
          <text:p/>
        </draw:line>
        <draw:line draw:style-name="gr6" draw:text-style-name="P1" draw:layer="layout" svg:x1="15.732cm" svg:y1="8.003cm" svg:x2="15.732cm" svg:y2="8.144cm">
          <text:p/>
        </draw:line>
        <draw:line draw:style-name="gr6" draw:text-style-name="P1" draw:layer="layout" svg:x1="3.426cm" svg:y1="7.601cm" svg:x2="6.64cm" svg:y2="7.601cm">
          <text:p/>
        </draw:line>
        <draw:line draw:style-name="gr6" draw:text-style-name="P1" draw:layer="layout" svg:x1="6.64cm" svg:y1="7.53cm" svg:x2="6.64cm" svg:y2="7.671cm">
          <text:p/>
        </draw:line>
        <draw:line draw:style-name="gr6" draw:text-style-name="P1" draw:layer="layout" svg:x1="14.248cm" svg:y1="1.925cm" svg:x2="14.481cm" svg:y2="1.925cm">
          <text:p/>
        </draw:line>
        <draw:line draw:style-name="gr6" draw:text-style-name="P1" draw:layer="layout" svg:x1="14.481cm" svg:y1="1.855cm" svg:x2="14.481cm" svg:y2="1.996cm">
          <text:p/>
        </draw:line>
        <draw:line draw:style-name="gr6" draw:text-style-name="P1" draw:layer="layout" svg:x1="2.765cm" svg:y1="9.019cm" svg:x2="2.852cm" svg:y2="9.019cm">
          <text:p/>
        </draw:line>
        <draw:line draw:style-name="gr6" draw:text-style-name="P1" draw:layer="layout" svg:x1="2.852cm" svg:y1="8.949cm" svg:x2="2.852cm" svg:y2="9.09cm">
          <text:p/>
        </draw:line>
        <draw:line draw:style-name="gr6" draw:text-style-name="P1" draw:layer="layout" svg:x1="11.481cm" svg:y1="1.925cm" svg:x2="11.688cm" svg:y2="1.925cm">
          <text:p/>
        </draw:line>
        <draw:line draw:style-name="gr6" draw:text-style-name="P1" draw:layer="layout" svg:x1="11.688cm" svg:y1="1.855cm" svg:x2="11.688cm" svg:y2="1.996cm">
          <text:p/>
        </draw:line>
        <draw:line draw:style-name="gr6" draw:text-style-name="P1" draw:layer="layout" svg:x1="2.765cm" svg:y1="8.546cm" svg:x2="6.408cm" svg:y2="8.546cm">
          <text:p/>
        </draw:line>
        <draw:line draw:style-name="gr6" draw:text-style-name="P1" draw:layer="layout" svg:x1="6.408cm" svg:y1="8.476cm" svg:x2="6.408cm" svg:y2="8.617cm">
          <text:p/>
        </draw:line>
        <draw:line draw:style-name="gr6" draw:text-style-name="P1" draw:layer="layout" svg:x1="7.911cm" svg:y1="9.019cm" svg:x2="8.661cm" svg:y2="9.019cm">
          <text:p/>
        </draw:line>
        <draw:line draw:style-name="gr6" draw:text-style-name="P1" draw:layer="layout" svg:x1="8.661cm" svg:y1="8.949cm" svg:x2="8.661cm" svg:y2="9.09cm">
          <text:p/>
        </draw:line>
        <draw:line draw:style-name="gr6" draw:text-style-name="P1" draw:layer="layout" svg:x1="10.767cm" svg:y1="9.019cm" svg:x2="11.063cm" svg:y2="9.019cm">
          <text:p/>
        </draw:line>
        <draw:line draw:style-name="gr6" draw:text-style-name="P1" draw:layer="layout" svg:x1="11.063cm" svg:y1="8.949cm" svg:x2="11.063cm" svg:y2="9.09cm">
          <text:p/>
        </draw:line>
        <draw:line draw:style-name="gr6" draw:text-style-name="P1" draw:layer="layout" svg:x1="13.688cm" svg:y1="8.546cm" svg:x2="15.361cm" svg:y2="8.546cm">
          <text:p/>
        </draw:line>
        <draw:line draw:style-name="gr6" draw:text-style-name="P1" draw:layer="layout" svg:x1="15.361cm" svg:y1="8.476cm" svg:x2="15.361cm" svg:y2="8.617cm">
          <text:p/>
        </draw:line>
        <draw:line draw:style-name="gr6" draw:text-style-name="P1" draw:layer="layout" svg:x1="15.723cm" svg:y1="9.019cm" svg:x2="15.732cm" svg:y2="9.019cm">
          <text:p/>
        </draw:line>
        <draw:line draw:style-name="gr6" draw:text-style-name="P1" draw:layer="layout" svg:x1="15.732cm" svg:y1="8.949cm" svg:x2="15.732cm" svg:y2="9.09cm">
          <text:p/>
        </draw:line>
        <draw:line draw:style-name="gr6" draw:text-style-name="P1" draw:layer="layout" svg:x1="2.852cm" svg:y1="9.019cm" svg:x2="2.967cm" svg:y2="9.019cm">
          <text:p/>
        </draw:line>
        <draw:line draw:style-name="gr6" draw:text-style-name="P1" draw:layer="layout" svg:x1="2.967cm" svg:y1="8.949cm" svg:x2="2.967cm" svg:y2="9.09cm">
          <text:p/>
        </draw:line>
        <draw:line draw:style-name="gr6" draw:text-style-name="P1" draw:layer="layout" svg:x1="15.84cm" svg:y1="1.925cm" svg:x2="16.047cm" svg:y2="1.925cm">
          <text:p/>
        </draw:line>
        <draw:line draw:style-name="gr6" draw:text-style-name="P1" draw:layer="layout" svg:x1="16.046cm" svg:y1="1.855cm" svg:x2="16.046cm" svg:y2="1.996cm">
          <text:p/>
        </draw:line>
        <draw:line draw:style-name="gr6" draw:text-style-name="P1" draw:layer="layout" svg:x1="6.362cm" svg:y1="1.452cm" svg:x2="6.57cm" svg:y2="1.452cm">
          <text:p/>
        </draw:line>
        <draw:line draw:style-name="gr6" draw:text-style-name="P1" draw:layer="layout" svg:x1="6.57cm" svg:y1="1.382cm" svg:x2="6.57cm" svg:y2="1.523cm">
          <text:p/>
        </draw:line>
        <draw:line draw:style-name="gr6" draw:text-style-name="P1" draw:layer="layout" svg:x1="7.899cm" svg:y1="9.019cm" svg:x2="7.911cm" svg:y2="9.019cm">
          <text:p/>
        </draw:line>
        <draw:line draw:style-name="gr6" draw:text-style-name="P1" draw:layer="layout" svg:x1="7.911cm" svg:y1="8.949cm" svg:x2="7.911cm" svg:y2="9.09cm">
          <text:p/>
        </draw:line>
        <draw:line draw:style-name="gr6" draw:text-style-name="P1" draw:layer="layout" svg:x1="16.11cm" svg:y1="9.019cm" svg:x2="16.178cm" svg:y2="9.019cm">
          <text:p/>
        </draw:line>
        <draw:line draw:style-name="gr6" draw:text-style-name="P1" draw:layer="layout" svg:x1="16.177cm" svg:y1="8.949cm" svg:x2="16.177cm" svg:y2="9.09cm">
          <text:p/>
        </draw:line>
        <draw:line draw:style-name="gr6" draw:text-style-name="P1" draw:layer="layout" svg:x1="6.983cm" svg:y1="9.019cm" svg:x2="6.998cm" svg:y2="9.019cm">
          <text:p/>
        </draw:line>
        <draw:line draw:style-name="gr6" draw:text-style-name="P1" draw:layer="layout" svg:x1="6.998cm" svg:y1="8.949cm" svg:x2="6.998cm" svg:y2="9.09cm">
          <text:p/>
        </draw:line>
        <draw:line draw:style-name="gr6" draw:text-style-name="P1" draw:layer="layout" svg:x1="15.314cm" svg:y1="1.925cm" svg:x2="15.515cm" svg:y2="1.925cm">
          <text:p/>
        </draw:line>
        <draw:line draw:style-name="gr6" draw:text-style-name="P1" draw:layer="layout" svg:x1="15.515cm" svg:y1="1.855cm" svg:x2="15.515cm" svg:y2="1.996cm">
          <text:p/>
        </draw:line>
        <draw:line draw:style-name="gr6" draw:text-style-name="P1" draw:layer="layout" svg:x1="4.151cm" svg:y1="1.925cm" svg:x2="4.362cm" svg:y2="1.925cm">
          <text:p/>
        </draw:line>
        <draw:line draw:style-name="gr6" draw:text-style-name="P1" draw:layer="layout" svg:x1="4.362cm" svg:y1="1.855cm" svg:x2="4.362cm" svg:y2="1.996cm">
          <text:p/>
        </draw:line>
        <draw:line draw:style-name="gr6" draw:text-style-name="P1" draw:layer="layout" svg:x1="5.673cm" svg:y1="9.019cm" svg:x2="5.719cm" svg:y2="9.019cm">
          <text:p/>
        </draw:line>
        <draw:line draw:style-name="gr6" draw:text-style-name="P1" draw:layer="layout" svg:x1="5.719cm" svg:y1="8.949cm" svg:x2="5.719cm" svg:y2="9.09cm">
          <text:p/>
        </draw:line>
        <draw:line draw:style-name="gr6" draw:text-style-name="P1" draw:layer="layout" svg:x1="6.631cm" svg:y1="8.074cm" svg:x2="11.74cm" svg:y2="8.074cm">
          <text:p/>
        </draw:line>
        <draw:line draw:style-name="gr6" draw:text-style-name="P1" draw:layer="layout" svg:x1="11.74cm" svg:y1="8.003cm" svg:x2="11.74cm" svg:y2="8.144cm">
          <text:p/>
        </draw:line>
        <draw:line draw:style-name="gr6" draw:text-style-name="P1" draw:layer="layout" svg:x1="13.87cm" svg:y1="7.601cm" svg:x2="15.098cm" svg:y2="7.601cm">
          <text:p/>
        </draw:line>
        <draw:line draw:style-name="gr6" draw:text-style-name="P1" draw:layer="layout" svg:x1="15.098cm" svg:y1="7.53cm" svg:x2="15.098cm" svg:y2="7.671cm">
          <text:p/>
        </draw:line>
        <draw:line draw:style-name="gr6" draw:text-style-name="P1" draw:layer="layout" svg:x1="15.732cm" svg:y1="9.019cm" svg:x2="16.049cm" svg:y2="9.019cm">
          <text:p/>
        </draw:line>
        <draw:line draw:style-name="gr6" draw:text-style-name="P1" draw:layer="layout" svg:x1="16.049cm" svg:y1="8.949cm" svg:x2="16.049cm" svg:y2="9.09cm">
          <text:p/>
        </draw:line>
        <draw:line draw:style-name="gr6" draw:text-style-name="P1" draw:layer="layout" svg:x1="7.905cm" svg:y1="1.452cm" svg:x2="8.135cm" svg:y2="1.452cm">
          <text:p/>
        </draw:line>
        <draw:line draw:style-name="gr6" draw:text-style-name="P1" draw:layer="layout" svg:x1="8.135cm" svg:y1="1.382cm" svg:x2="8.135cm" svg:y2="1.523cm">
          <text:p/>
        </draw:line>
        <draw:line draw:style-name="gr6" draw:text-style-name="P1" draw:layer="layout" svg:x1="2.313cm" svg:y1="9.019cm" svg:x2="2.582cm" svg:y2="9.019cm">
          <text:p/>
        </draw:line>
        <draw:line draw:style-name="gr6" draw:text-style-name="P1" draw:layer="layout" svg:x1="2.582cm" svg:y1="8.949cm" svg:x2="2.582cm" svg:y2="9.09cm">
          <text:p/>
        </draw:line>
        <draw:line draw:style-name="gr6" draw:text-style-name="P1" draw:layer="layout" svg:x1="2.967cm" svg:y1="9.019cm" svg:x2="3.122cm" svg:y2="9.019cm">
          <text:p/>
        </draw:line>
        <draw:line draw:style-name="gr6" draw:text-style-name="P1" draw:layer="layout" svg:x1="3.122cm" svg:y1="8.949cm" svg:x2="3.122cm" svg:y2="9.09cm">
          <text:p/>
        </draw:line>
        <draw:line draw:style-name="gr6" draw:text-style-name="P1" draw:layer="layout" svg:x1="3.777cm" svg:y1="9.019cm" svg:x2="3.944cm" svg:y2="9.019cm">
          <text:p/>
        </draw:line>
        <draw:line draw:style-name="gr6" draw:text-style-name="P1" draw:layer="layout" svg:x1="3.943cm" svg:y1="8.949cm" svg:x2="3.943cm" svg:y2="9.09cm">
          <text:p/>
        </draw:line>
        <draw:line draw:style-name="gr6" draw:text-style-name="P1" draw:layer="layout" svg:x1="6.57cm" svg:y1="8.546cm" svg:x2="12.298cm" svg:y2="8.546cm">
          <text:p/>
        </draw:line>
        <draw:line draw:style-name="gr6" draw:text-style-name="P1" draw:layer="layout" svg:x1="12.298cm" svg:y1="8.476cm" svg:x2="12.298cm" svg:y2="8.617cm">
          <text:p/>
        </draw:line>
        <draw:line draw:style-name="gr6" draw:text-style-name="P1" draw:layer="layout" svg:x1="13.081cm" svg:y1="9.019cm" svg:x2="13.119cm" svg:y2="9.019cm">
          <text:p/>
        </draw:line>
        <draw:line draw:style-name="gr6" draw:text-style-name="P1" draw:layer="layout" svg:x1="13.119cm" svg:y1="8.949cm" svg:x2="13.119cm" svg:y2="9.09cm">
          <text:p/>
        </draw:line>
        <draw:line draw:style-name="gr6" draw:text-style-name="P1" draw:layer="layout" svg:x1="4.795cm" svg:y1="1.925cm" svg:x2="5.015cm" svg:y2="1.925cm">
          <text:p/>
        </draw:line>
        <draw:line draw:style-name="gr6" draw:text-style-name="P1" draw:layer="layout" svg:x1="5.015cm" svg:y1="1.855cm" svg:x2="5.015cm" svg:y2="1.996cm">
          <text:p/>
        </draw:line>
        <draw:line draw:style-name="gr6" draw:text-style-name="P1" draw:layer="layout" svg:x1="11.878cm" svg:y1="1.452cm" svg:x2="12.105cm" svg:y2="1.452cm">
          <text:p/>
        </draw:line>
        <draw:line draw:style-name="gr6" draw:text-style-name="P1" draw:layer="layout" svg:x1="12.105cm" svg:y1="1.382cm" svg:x2="12.105cm" svg:y2="1.523cm">
          <text:p/>
        </draw:line>
        <draw:line draw:style-name="gr6" draw:text-style-name="P1" draw:layer="layout" svg:x1="16.049cm" svg:y1="9.019cm" svg:x2="16.11cm" svg:y2="9.019cm">
          <text:p/>
        </draw:line>
        <draw:line draw:style-name="gr6" draw:text-style-name="P1" draw:layer="layout" svg:x1="16.11cm" svg:y1="8.949cm" svg:x2="16.11cm" svg:y2="9.09cm">
          <text:p/>
        </draw:line>
        <draw:line draw:style-name="gr6" draw:text-style-name="P1" draw:layer="layout" svg:x1="3.122cm" svg:y1="9.019cm" svg:x2="3.426cm" svg:y2="9.019cm">
          <text:p/>
        </draw:line>
        <draw:line draw:style-name="gr6" draw:text-style-name="P1" draw:layer="layout" svg:x1="3.426cm" svg:y1="8.949cm" svg:x2="3.426cm" svg:y2="9.09cm">
          <text:p/>
        </draw:line>
        <draw:line draw:style-name="gr6" draw:text-style-name="P1" draw:layer="layout" svg:x1="4.987cm" svg:y1="9.019cm" svg:x2="5.045cm" svg:y2="9.019cm">
          <text:p/>
        </draw:line>
        <draw:line draw:style-name="gr6" draw:text-style-name="P1" draw:layer="layout" svg:x1="5.045cm" svg:y1="8.949cm" svg:x2="5.045cm" svg:y2="9.09cm">
          <text:p/>
        </draw:line>
        <draw:line draw:style-name="gr6" draw:text-style-name="P1" draw:layer="layout" svg:x1="5.335cm" svg:y1="9.019cm" svg:x2="5.461cm" svg:y2="9.019cm">
          <text:p/>
        </draw:line>
        <draw:line draw:style-name="gr6" draw:text-style-name="P1" draw:layer="layout" svg:x1="5.461cm" svg:y1="8.949cm" svg:x2="5.461cm" svg:y2="9.09cm">
          <text:p/>
        </draw:line>
        <draw:line draw:style-name="gr6" draw:text-style-name="P1" draw:layer="layout" svg:x1="7.38cm" svg:y1="7.601cm" svg:x2="13.108cm" svg:y2="7.601cm">
          <text:p/>
        </draw:line>
        <draw:line draw:style-name="gr6" draw:text-style-name="P1" draw:layer="layout" svg:x1="13.108cm" svg:y1="7.53cm" svg:x2="13.108cm" svg:y2="7.671cm">
          <text:p/>
        </draw:line>
        <draw:line draw:style-name="gr6" draw:text-style-name="P1" draw:layer="layout" svg:x1="13.506cm" svg:y1="9.019cm" svg:x2="14.018cm" svg:y2="9.019cm">
          <text:p/>
        </draw:line>
        <draw:line draw:style-name="gr6" draw:text-style-name="P1" draw:layer="layout" svg:x1="14.018cm" svg:y1="8.949cm" svg:x2="14.018cm" svg:y2="9.09cm">
          <text:p/>
        </draw:line>
        <draw:line draw:style-name="gr6" draw:text-style-name="P1" draw:layer="layout" svg:x1="14.761cm" svg:y1="9.019cm" svg:x2="14.781cm" svg:y2="9.019cm">
          <text:p/>
        </draw:line>
        <draw:line draw:style-name="gr6" draw:text-style-name="P1" draw:layer="layout" svg:x1="14.781cm" svg:y1="8.949cm" svg:x2="14.781cm" svg:y2="9.09cm">
          <text:p/>
        </draw:line>
        <draw:line draw:style-name="gr6" draw:text-style-name="P1" draw:layer="layout" svg:x1="15.321cm" svg:y1="9.019cm" svg:x2="15.537cm" svg:y2="9.019cm">
          <text:p/>
        </draw:line>
        <draw:line draw:style-name="gr6" draw:text-style-name="P1" draw:layer="layout" svg:x1="15.536cm" svg:y1="8.949cm" svg:x2="15.536cm" svg:y2="9.09cm">
          <text:p/>
        </draw:line>
        <draw:line draw:style-name="gr6" draw:text-style-name="P1" draw:layer="layout" svg:x1="16.178cm" svg:y1="9.019cm" svg:x2="16.447cm" svg:y2="9.019cm">
          <text:p/>
        </draw:line>
        <draw:line draw:style-name="gr6" draw:text-style-name="P1" draw:layer="layout" svg:x1="16.447cm" svg:y1="8.949cm" svg:x2="16.447cm" svg:y2="9.09cm">
          <text:p/>
        </draw:line>
        <draw:line draw:style-name="gr6" draw:text-style-name="P1" draw:layer="layout" svg:x1="6.331cm" svg:y1="1.925cm" svg:x2="6.57cm" svg:y2="1.925cm">
          <text:p/>
        </draw:line>
        <draw:line draw:style-name="gr6" draw:text-style-name="P1" draw:layer="layout" svg:x1="6.57cm" svg:y1="1.855cm" svg:x2="6.57cm" svg:y2="1.996cm">
          <text:p/>
        </draw:line>
        <draw:line draw:style-name="gr6" draw:text-style-name="P1" draw:layer="layout" svg:x1="13.276cm" svg:y1="1.925cm" svg:x2="13.419cm" svg:y2="1.925cm">
          <text:p/>
        </draw:line>
        <draw:line draw:style-name="gr6" draw:text-style-name="P1" draw:layer="layout" svg:x1="13.419cm" svg:y1="1.855cm" svg:x2="13.419cm" svg:y2="1.996cm">
          <text:p/>
        </draw:line>
        <draw:line draw:style-name="gr6" draw:text-style-name="P1" draw:layer="layout" svg:x1="3.777cm" svg:y1="1.925cm" svg:x2="3.944cm" svg:y2="1.925cm">
          <text:p/>
        </draw:line>
        <draw:line draw:style-name="gr6" draw:text-style-name="P1" draw:layer="layout" svg:x1="3.943cm" svg:y1="1.855cm" svg:x2="3.943cm" svg:y2="1.996cm">
          <text:p/>
        </draw:line>
        <draw:line draw:style-name="gr6" draw:text-style-name="P1" draw:layer="layout" svg:x1="4.411cm" svg:y1="9.019cm" svg:x2="4.526cm" svg:y2="9.019cm">
          <text:p/>
        </draw:line>
        <draw:line draw:style-name="gr6" draw:text-style-name="P1" draw:layer="layout" svg:x1="4.526cm" svg:y1="8.949cm" svg:x2="4.526cm" svg:y2="9.09cm">
          <text:p/>
        </draw:line>
        <draw:line draw:style-name="gr6" draw:text-style-name="P1" draw:layer="layout" svg:x1="12.541cm" svg:y1="1.925cm" svg:x2="12.762cm" svg:y2="1.925cm">
          <text:p/>
        </draw:line>
        <draw:line draw:style-name="gr6" draw:text-style-name="P1" draw:layer="layout" svg:x1="12.761cm" svg:y1="1.855cm" svg:x2="12.761cm" svg:y2="1.996cm">
          <text:p/>
        </draw:line>
        <draw:line draw:style-name="gr6" draw:text-style-name="P1" draw:layer="layout" svg:x1="6.933cm" svg:y1="1.925cm" svg:x2="7.191cm" svg:y2="1.925cm">
          <text:p/>
        </draw:line>
        <draw:line draw:style-name="gr6" draw:text-style-name="P1" draw:layer="layout" svg:x1="7.191cm" svg:y1="1.855cm" svg:x2="7.191cm" svg:y2="1.996cm">
          <text:p/>
        </draw:line>
        <draw:line draw:style-name="gr6" draw:text-style-name="P1" draw:layer="layout" svg:x1="16.562cm" svg:y1="1.452cm" svg:x2="16.705cm" svg:y2="1.452cm">
          <text:p/>
        </draw:line>
        <draw:line draw:style-name="gr6" draw:text-style-name="P1" draw:layer="layout" svg:x1="16.705cm" svg:y1="1.382cm" svg:x2="16.705cm" svg:y2="1.523cm">
          <text:p/>
        </draw:line>
        <draw:line draw:style-name="gr6" draw:text-style-name="P1" draw:layer="layout" svg:x1="6.078cm" svg:y1="1.925cm" svg:x2="6.286cm" svg:y2="1.925cm">
          <text:p/>
        </draw:line>
        <draw:line draw:style-name="gr6" draw:text-style-name="P1" draw:layer="layout" svg:x1="6.286cm" svg:y1="1.855cm" svg:x2="6.286cm" svg:y2="1.996cm">
          <text:p/>
        </draw:line>
        <draw:line draw:style-name="gr6" draw:text-style-name="P1" draw:layer="layout" svg:x1="14.815cm" svg:y1="1.925cm" svg:x2="15.017cm" svg:y2="1.925cm">
          <text:p/>
        </draw:line>
        <draw:line draw:style-name="gr6" draw:text-style-name="P1" draw:layer="layout" svg:x1="15.017cm" svg:y1="1.855cm" svg:x2="15.017cm" svg:y2="1.996cm">
          <text:p/>
        </draw:line>
        <draw:line draw:style-name="gr6" draw:text-style-name="P1" draw:layer="layout" svg:x1="8.222cm" svg:y1="1.925cm" svg:x2="8.429cm" svg:y2="1.925cm">
          <text:p/>
        </draw:line>
        <draw:line draw:style-name="gr6" draw:text-style-name="P1" draw:layer="layout" svg:x1="8.429cm" svg:y1="1.855cm" svg:x2="8.429cm" svg:y2="1.996cm">
          <text:p/>
        </draw:line>
        <draw:line draw:style-name="gr6" draw:text-style-name="P1" draw:layer="layout" svg:x1="11.779cm" svg:y1="9.019cm" svg:x2="11.959cm" svg:y2="9.019cm">
          <text:p/>
        </draw:line>
        <draw:line draw:style-name="gr6" draw:text-style-name="P1" draw:layer="layout" svg:x1="11.959cm" svg:y1="8.949cm" svg:x2="11.959cm" svg:y2="9.09cm">
          <text:p/>
        </draw:line>
        <draw:line draw:style-name="gr6" draw:text-style-name="P1" draw:layer="layout" svg:x1="16.636cm" svg:y1="9.019cm" svg:x2="16.717cm" svg:y2="9.019cm">
          <text:p/>
        </draw:line>
        <draw:line draw:style-name="gr6" draw:text-style-name="P1" draw:layer="layout" svg:x1="16.717cm" svg:y1="8.949cm" svg:x2="16.717cm" svg:y2="9.09cm">
          <text:p/>
        </draw:line>
        <draw:line draw:style-name="gr6" draw:text-style-name="P1" draw:layer="layout" svg:x1="15.017cm" svg:y1="1.925cm" svg:x2="15.242cm" svg:y2="1.925cm">
          <text:p/>
        </draw:line>
        <draw:line draw:style-name="gr6" draw:text-style-name="P1" draw:layer="layout" svg:x1="15.241cm" svg:y1="1.855cm" svg:x2="15.241cm" svg:y2="1.996cm">
          <text:p/>
        </draw:line>
        <draw:line draw:style-name="gr6" draw:text-style-name="P1" draw:layer="layout" svg:x1="3.426cm" svg:y1="9.019cm" svg:x2="3.777cm" svg:y2="9.019cm">
          <text:p/>
        </draw:line>
        <draw:line draw:style-name="gr6" draw:text-style-name="P1" draw:layer="layout" svg:x1="3.777cm" svg:y1="8.949cm" svg:x2="3.777cm" svg:y2="9.09cm">
          <text:p/>
        </draw:line>
        <draw:line draw:style-name="gr6" draw:text-style-name="P1" draw:layer="layout" svg:x1="15.515cm" svg:y1="1.925cm" svg:x2="15.728cm" svg:y2="1.925cm">
          <text:p/>
        </draw:line>
        <draw:line draw:style-name="gr6" draw:text-style-name="P1" draw:layer="layout" svg:x1="15.728cm" svg:y1="1.855cm" svg:x2="15.728cm" svg:y2="1.996cm">
          <text:p/>
        </draw:line>
        <draw:line draw:style-name="gr6" draw:text-style-name="P1" draw:layer="layout" svg:x1="3.944cm" svg:y1="1.925cm" svg:x2="4.151cm" svg:y2="1.925cm">
          <text:p/>
        </draw:line>
        <draw:line draw:style-name="gr6" draw:text-style-name="P1" draw:layer="layout" svg:x1="4.151cm" svg:y1="1.855cm" svg:x2="4.151cm" svg:y2="1.996cm">
          <text:p/>
        </draw:line>
        <draw:line draw:style-name="gr6" draw:text-style-name="P1" draw:layer="layout" svg:x1="9.201cm" svg:y1="9.019cm" svg:x2="9.209cm" svg:y2="9.019cm">
          <text:p/>
        </draw:line>
        <draw:line draw:style-name="gr6" draw:text-style-name="P1" draw:layer="layout" svg:x1="9.209cm" svg:y1="8.949cm" svg:x2="9.209cm" svg:y2="9.09cm">
          <text:p/>
        </draw:line>
        <draw:line draw:style-name="gr6" draw:text-style-name="P1" draw:layer="layout" svg:x1="11.959cm" svg:y1="9.019cm" svg:x2="12.453cm" svg:y2="9.019cm">
          <text:p/>
        </draw:line>
        <draw:line draw:style-name="gr6" draw:text-style-name="P1" draw:layer="layout" svg:x1="12.453cm" svg:y1="8.949cm" svg:x2="12.453cm" svg:y2="9.09cm">
          <text:p/>
        </draw:line>
        <draw:line draw:style-name="gr6" draw:text-style-name="P1" draw:layer="layout" svg:x1="14.018cm" svg:y1="9.019cm" svg:x2="14.025cm" svg:y2="9.019cm">
          <text:p/>
        </draw:line>
        <draw:line draw:style-name="gr6" draw:text-style-name="P1" draw:layer="layout" svg:x1="14.025cm" svg:y1="8.949cm" svg:x2="14.025cm" svg:y2="9.09cm">
          <text:p/>
        </draw:line>
        <draw:line draw:style-name="gr6" draw:text-style-name="P1" draw:layer="layout" svg:x1="11.05cm" svg:y1="1.452cm" svg:x2="11.183cm" svg:y2="1.452cm">
          <text:p/>
        </draw:line>
        <draw:line draw:style-name="gr6" draw:text-style-name="P1" draw:layer="layout" svg:x1="11.183cm" svg:y1="1.382cm" svg:x2="11.183cm" svg:y2="1.523cm">
          <text:p/>
        </draw:line>
        <draw:line draw:style-name="gr6" draw:text-style-name="P1" draw:layer="layout" svg:x1="7.467cm" svg:y1="1.925cm" svg:x2="7.599cm" svg:y2="1.925cm">
          <text:p/>
        </draw:line>
        <draw:line draw:style-name="gr6" draw:text-style-name="P1" draw:layer="layout" svg:x1="7.599cm" svg:y1="1.855cm" svg:x2="7.599cm" svg:y2="1.996cm">
          <text:p/>
        </draw:line>
        <draw:line draw:style-name="gr6" draw:text-style-name="P1" draw:layer="layout" svg:x1="7.274cm" svg:y1="1.452cm" svg:x2="7.407cm" svg:y2="1.452cm">
          <text:p/>
        </draw:line>
        <draw:line draw:style-name="gr6" draw:text-style-name="P1" draw:layer="layout" svg:x1="7.406cm" svg:y1="1.382cm" svg:x2="7.406cm" svg:y2="1.523cm">
          <text:p/>
        </draw:line>
        <draw:line draw:style-name="gr6" draw:text-style-name="P1" draw:layer="layout" svg:x1="8.709cm" svg:y1="7.128cm" svg:x2="12.735cm" svg:y2="7.128cm">
          <text:p/>
        </draw:line>
        <draw:line draw:style-name="gr6" draw:text-style-name="P1" draw:layer="layout" svg:x1="12.735cm" svg:y1="7.057cm" svg:x2="12.735cm" svg:y2="7.198cm">
          <text:p/>
        </draw:line>
        <draw:line draw:style-name="gr6" draw:text-style-name="P1" draw:layer="layout" svg:x1="4.526cm" svg:y1="9.019cm" svg:x2="4.987cm" svg:y2="9.019cm">
          <text:p/>
        </draw:line>
        <draw:line draw:style-name="gr6" draw:text-style-name="P1" draw:layer="layout" svg:x1="4.987cm" svg:y1="8.949cm" svg:x2="4.987cm" svg:y2="9.09cm">
          <text:p/>
        </draw:line>
        <draw:line draw:style-name="gr6" draw:text-style-name="P1" draw:layer="layout" svg:x1="6.408cm" svg:y1="9.019cm" svg:x2="6.839cm" svg:y2="9.019cm">
          <text:p/>
        </draw:line>
        <draw:line draw:style-name="gr6" draw:text-style-name="P1" draw:layer="layout" svg:x1="6.839cm" svg:y1="8.949cm" svg:x2="6.839cm" svg:y2="9.09cm">
          <text:p/>
        </draw:line>
        <draw:line draw:style-name="gr6" draw:text-style-name="P1" draw:layer="layout" svg:x1="7.407cm" svg:y1="9.019cm" svg:x2="7.899cm" svg:y2="9.019cm">
          <text:p/>
        </draw:line>
        <draw:line draw:style-name="gr6" draw:text-style-name="P1" draw:layer="layout" svg:x1="7.899cm" svg:y1="8.949cm" svg:x2="7.899cm" svg:y2="9.09cm">
          <text:p/>
        </draw:line>
        <draw:line draw:style-name="gr6" draw:text-style-name="P1" draw:layer="layout" svg:x1="10.524cm" svg:y1="1.925cm" svg:x2="10.8cm" svg:y2="1.925cm">
          <text:p/>
        </draw:line>
        <draw:line draw:style-name="gr6" draw:text-style-name="P1" draw:layer="layout" svg:x1="10.8cm" svg:y1="1.855cm" svg:x2="10.8cm" svg:y2="1.996cm">
          <text:p/>
        </draw:line>
        <draw:line draw:style-name="gr6" draw:text-style-name="P1" draw:layer="layout" svg:x1="12.453cm" svg:y1="9.019cm" svg:x2="13.081cm" svg:y2="9.019cm">
          <text:p/>
        </draw:line>
        <draw:line draw:style-name="gr6" draw:text-style-name="P1" draw:layer="layout" svg:x1="13.081cm" svg:y1="8.949cm" svg:x2="13.081cm" svg:y2="9.09cm">
          <text:p/>
        </draw:line>
        <draw:line draw:style-name="gr6" draw:text-style-name="P1" draw:layer="layout" svg:x1="14.309cm" svg:y1="9.019cm" svg:x2="14.643cm" svg:y2="9.019cm">
          <text:p/>
        </draw:line>
        <draw:line draw:style-name="gr6" draw:text-style-name="P1" draw:layer="layout" svg:x1="14.643cm" svg:y1="8.949cm" svg:x2="14.643cm" svg:y2="9.09cm">
          <text:p/>
        </draw:line>
        <draw:line draw:style-name="gr6" draw:text-style-name="P1" draw:layer="layout" svg:x1="15.314cm" svg:y1="9.019cm" svg:x2="15.321cm" svg:y2="9.019cm">
          <text:p/>
        </draw:line>
        <draw:line draw:style-name="gr6" draw:text-style-name="P1" draw:layer="layout" svg:x1="15.321cm" svg:y1="8.949cm" svg:x2="15.321cm" svg:y2="9.09cm">
          <text:p/>
        </draw:line>
        <draw:line draw:style-name="gr6" draw:text-style-name="P1" draw:layer="layout" svg:x1="3.944cm" svg:y1="9.019cm" svg:x2="4.411cm" svg:y2="9.019cm">
          <text:p/>
        </draw:line>
        <draw:line draw:style-name="gr6" draw:text-style-name="P1" draw:layer="layout" svg:x1="4.411cm" svg:y1="8.949cm" svg:x2="4.411cm" svg:y2="9.09cm">
          <text:p/>
        </draw:line>
        <draw:line draw:style-name="gr6" draw:text-style-name="P1" draw:layer="layout" svg:x1="5.045cm" svg:y1="9.019cm" svg:x2="5.268cm" svg:y2="9.019cm">
          <text:p/>
        </draw:line>
        <draw:line draw:style-name="gr6" draw:text-style-name="P1" draw:layer="layout" svg:x1="5.268cm" svg:y1="8.949cm" svg:x2="5.268cm" svg:y2="9.09cm">
          <text:p/>
        </draw:line>
        <draw:line draw:style-name="gr6" draw:text-style-name="P1" draw:layer="layout" svg:x1="5.719cm" svg:y1="9.019cm" svg:x2="6.307cm" svg:y2="9.019cm">
          <text:p/>
        </draw:line>
        <draw:line draw:style-name="gr6" draw:text-style-name="P1" draw:layer="layout" svg:x1="6.307cm" svg:y1="8.949cm" svg:x2="6.307cm" svg:y2="9.09cm">
          <text:p/>
        </draw:line>
        <draw:line draw:style-name="gr6" draw:text-style-name="P1" draw:layer="layout" svg:x1="6.839cm" svg:y1="9.019cm" svg:x2="6.983cm" svg:y2="9.019cm">
          <text:p/>
        </draw:line>
        <draw:line draw:style-name="gr6" draw:text-style-name="P1" draw:layer="layout" svg:x1="6.983cm" svg:y1="8.949cm" svg:x2="6.983cm" svg:y2="9.09cm">
          <text:p/>
        </draw:line>
        <draw:line draw:style-name="gr6" draw:text-style-name="P1" draw:layer="layout" svg:x1="8.661cm" svg:y1="9.019cm" svg:x2="9.201cm" svg:y2="9.019cm">
          <text:p/>
        </draw:line>
        <draw:line draw:style-name="gr6" draw:text-style-name="P1" draw:layer="layout" svg:x1="9.201cm" svg:y1="8.949cm" svg:x2="9.201cm" svg:y2="9.09cm">
          <text:p/>
        </draw:line>
        <draw:line draw:style-name="gr6" draw:text-style-name="P1" draw:layer="layout" svg:x1="9.741cm" svg:y1="9.019cm" svg:x2="9.943cm" svg:y2="9.019cm">
          <text:p/>
        </draw:line>
        <draw:line draw:style-name="gr6" draw:text-style-name="P1" draw:layer="layout" svg:x1="9.943cm" svg:y1="8.949cm" svg:x2="9.943cm" svg:y2="9.09cm">
          <text:p/>
        </draw:line>
        <draw:line draw:style-name="gr6" draw:text-style-name="P1" draw:layer="layout" svg:x1="11.691cm" svg:y1="1.925cm" svg:x2="11.967cm" svg:y2="1.925cm">
          <text:p/>
        </draw:line>
        <draw:line draw:style-name="gr6" draw:text-style-name="P1" draw:layer="layout" svg:x1="11.967cm" svg:y1="1.855cm" svg:x2="11.967cm" svg:y2="1.996cm">
          <text:p/>
        </draw:line>
        <draw:line draw:style-name="gr6" draw:text-style-name="P1" draw:layer="layout" svg:x1="14.759cm" svg:y1="9.019cm" svg:x2="14.761cm" svg:y2="9.019cm">
          <text:p/>
        </draw:line>
        <draw:line draw:style-name="gr6" draw:text-style-name="P1" draw:layer="layout" svg:x1="14.761cm" svg:y1="8.949cm" svg:x2="14.761cm" svg:y2="9.09cm">
          <text:p/>
        </draw:line>
        <draw:line draw:style-name="gr6" draw:text-style-name="P1" draw:layer="layout" svg:x1="15.537cm" svg:y1="9.019cm" svg:x2="15.723cm" svg:y2="9.019cm">
          <text:p/>
        </draw:line>
        <draw:line draw:style-name="gr6" draw:text-style-name="P1" draw:layer="layout" svg:x1="15.723cm" svg:y1="8.949cm" svg:x2="15.723cm" svg:y2="9.09cm">
          <text:p/>
        </draw:line>
        <draw:line draw:style-name="gr6" draw:text-style-name="P1" draw:layer="layout" svg:x1="6.998cm" svg:y1="9.019cm" svg:x2="7.407cm" svg:y2="9.019cm">
          <text:p/>
        </draw:line>
        <draw:line draw:style-name="gr6" draw:text-style-name="P1" draw:layer="layout" svg:x1="7.406cm" svg:y1="8.949cm" svg:x2="7.406cm" svg:y2="9.09cm">
          <text:p/>
        </draw:line>
        <draw:line draw:style-name="gr6" draw:text-style-name="P1" draw:layer="layout" svg:x1="7.946cm" svg:y1="1.925cm" svg:x2="8.222cm" svg:y2="1.925cm">
          <text:p/>
        </draw:line>
        <draw:line draw:style-name="gr6" draw:text-style-name="P1" draw:layer="layout" svg:x1="8.222cm" svg:y1="1.855cm" svg:x2="8.222cm" svg:y2="1.996cm">
          <text:p/>
        </draw:line>
        <draw:line draw:style-name="gr6" draw:text-style-name="P1" draw:layer="layout" svg:x1="9.943cm" svg:y1="9.019cm" svg:x2="10.457cm" svg:y2="9.019cm">
          <text:p/>
        </draw:line>
        <draw:line draw:style-name="gr6" draw:text-style-name="P1" draw:layer="layout" svg:x1="10.457cm" svg:y1="8.949cm" svg:x2="10.457cm" svg:y2="9.09cm">
          <text:p/>
        </draw:line>
        <draw:line draw:style-name="gr6" draw:text-style-name="P1" draw:layer="layout" svg:x1="11.063cm" svg:y1="9.019cm" svg:x2="11.246cm" svg:y2="9.019cm">
          <text:p/>
        </draw:line>
        <draw:line draw:style-name="gr6" draw:text-style-name="P1" draw:layer="layout" svg:x1="11.245cm" svg:y1="8.949cm" svg:x2="11.245cm" svg:y2="9.09cm">
          <text:p/>
        </draw:line>
        <draw:line draw:style-name="gr6" draw:text-style-name="P1" draw:layer="layout" svg:x1="13.119cm" svg:y1="9.019cm" svg:x2="13.506cm" svg:y2="9.019cm">
          <text:p/>
        </draw:line>
        <draw:line draw:style-name="gr6" draw:text-style-name="P1" draw:layer="layout" svg:x1="13.506cm" svg:y1="8.949cm" svg:x2="13.506cm" svg:y2="9.09cm">
          <text:p/>
        </draw:line>
        <draw:line draw:style-name="gr6" draw:text-style-name="P1" draw:layer="layout" svg:x1="14.025cm" svg:y1="9.019cm" svg:x2="14.309cm" svg:y2="9.019cm">
          <text:p/>
        </draw:line>
        <draw:line draw:style-name="gr6" draw:text-style-name="P1" draw:layer="layout" svg:x1="14.309cm" svg:y1="8.949cm" svg:x2="14.309cm" svg:y2="9.09cm">
          <text:p/>
        </draw:line>
        <draw:line draw:style-name="gr6" draw:text-style-name="P1" draw:layer="layout" svg:x1="14.897cm" svg:y1="9.019cm" svg:x2="15.314cm" svg:y2="9.019cm">
          <text:p/>
        </draw:line>
        <draw:line draw:style-name="gr6" draw:text-style-name="P1" draw:layer="layout" svg:x1="15.314cm" svg:y1="8.949cm" svg:x2="15.314cm" svg:y2="9.09cm">
          <text:p/>
        </draw:line>
        <draw:line draw:style-name="gr6" draw:text-style-name="P1" draw:layer="layout" svg:x1="16.447cm" svg:y1="9.019cm" svg:x2="16.609cm" svg:y2="9.019cm">
          <text:p/>
        </draw:line>
        <draw:line draw:style-name="gr6" draw:text-style-name="P1" draw:layer="layout" svg:x1="16.609cm" svg:y1="8.949cm" svg:x2="16.609cm" svg:y2="9.09cm">
          <text:p/>
        </draw:line>
        <draw:line draw:style-name="gr6" draw:text-style-name="P1" draw:layer="layout" svg:x1="5.461cm" svg:y1="9.019cm" svg:x2="5.673cm" svg:y2="9.019cm">
          <text:p/>
        </draw:line>
        <draw:line draw:style-name="gr6" draw:text-style-name="P1" draw:layer="layout" svg:x1="5.673cm" svg:y1="8.949cm" svg:x2="5.673cm" svg:y2="9.09cm">
          <text:p/>
        </draw:line>
        <draw:line draw:style-name="gr6" draw:text-style-name="P1" draw:layer="layout" svg:x1="7.191cm" svg:y1="1.925cm" svg:x2="7.467cm" svg:y2="1.925cm">
          <text:p/>
        </draw:line>
        <draw:line draw:style-name="gr6" draw:text-style-name="P1" draw:layer="layout" svg:x1="7.467cm" svg:y1="1.855cm" svg:x2="7.467cm" svg:y2="1.996cm">
          <text:p/>
        </draw:line>
        <draw:line draw:style-name="gr6" draw:text-style-name="P1" draw:layer="layout" svg:x1="8.216cm" svg:y1="7.128cm" svg:x2="8.709cm" svg:y2="7.128cm">
          <text:p/>
        </draw:line>
        <draw:line draw:style-name="gr6" draw:text-style-name="P1" draw:layer="layout" svg:x1="8.709cm" svg:y1="7.057cm" svg:x2="8.709cm" svg:y2="7.198cm">
          <text:p/>
        </draw:line>
        <draw:line draw:style-name="gr6" draw:text-style-name="P1" draw:layer="layout" svg:x1="9.209cm" svg:y1="9.019cm" svg:x2="9.741cm" svg:y2="9.019cm">
          <text:p/>
        </draw:line>
        <draw:line draw:style-name="gr6" draw:text-style-name="P1" draw:layer="layout" svg:x1="9.741cm" svg:y1="8.949cm" svg:x2="9.741cm" svg:y2="9.09cm">
          <text:p/>
        </draw:line>
        <draw:line draw:style-name="gr6" draw:text-style-name="P1" draw:layer="layout" svg:x1="10.457cm" svg:y1="9.019cm" svg:x2="10.767cm" svg:y2="9.019cm">
          <text:p/>
        </draw:line>
        <draw:line draw:style-name="gr6" draw:text-style-name="P1" draw:layer="layout" svg:x1="10.766cm" svg:y1="8.949cm" svg:x2="10.766cm" svg:y2="9.09cm">
          <text:p/>
        </draw:line>
        <draw:line draw:style-name="gr6" draw:text-style-name="P1" draw:layer="layout" svg:x1="11.246cm" svg:y1="9.019cm" svg:x2="11.779cm" svg:y2="9.019cm">
          <text:p/>
        </draw:line>
        <draw:line draw:style-name="gr6" draw:text-style-name="P1" draw:layer="layout" svg:x1="11.778cm" svg:y1="8.949cm" svg:x2="11.778cm" svg:y2="9.09cm">
          <text:p/>
        </draw:line>
        <draw:line draw:style-name="gr6" draw:text-style-name="P1" draw:layer="layout" svg:x1="14.643cm" svg:y1="9.019cm" svg:x2="14.759cm" svg:y2="9.019cm">
          <text:p/>
        </draw:line>
        <draw:line draw:style-name="gr6" draw:text-style-name="P1" draw:layer="layout" svg:x1="14.759cm" svg:y1="8.949cm" svg:x2="14.759cm" svg:y2="9.09cm">
          <text:p/>
        </draw:line>
        <draw:line draw:style-name="gr6" draw:text-style-name="P1" draw:layer="layout" svg:x1="16.717cm" svg:y1="9.019cm" svg:x2="16.879cm" svg:y2="9.019cm">
          <text:p/>
        </draw:line>
        <draw:line draw:style-name="gr6" draw:text-style-name="P1" draw:layer="layout" svg:x1="16.879cm" svg:y1="8.949cm" svg:x2="16.879cm" svg:y2="9.09cm">
          <text:p/>
        </draw:line>
        <draw:path draw:style-name="gr6" draw:text-style-name="P1" draw:layer="layout" svg:width="0.141cm" svg:height="0.141cm" svg:x="13.933cm" svg:y="1.855cm" svg:viewBox="0 0 142 142" svg:d="M142 71c0-39-33-71-72-71-38 0-70 32-70 71s32 71 70 71c39 0 72-32 72-71zM21 121l99-100M21 21l99 100">
          <text:p/>
        </draw:path>
        <draw:path draw:style-name="gr6" draw:text-style-name="P1" draw:layer="layout" svg:width="0.141cm" svg:height="0.141cm" svg:x="7.529cm" svg:y="1.855cm" svg:viewBox="0 0 142 142" svg:d="M142 71c0-39-32-71-72-71-38 0-70 32-70 71s32 71 70 71c40 0 72-32 72-71zM21 121l100-100M21 21l100 100">
          <text:p/>
        </draw:path>
        <draw:path draw:style-name="gr6" draw:text-style-name="P1" draw:layer="layout" svg:width="0.14cm" svg:height="0.141cm" svg:x="14.711cm" svg:y="8.949cm" svg:viewBox="0 0 141 142" svg:d="M141 70c0-38-31-70-70-70-40 0-71 32-71 70 0 40 31 72 71 72 39 0 70-32 70-72zM20 121l101-100M20 21l101 100">
          <text:p/>
        </draw:path>
        <draw:path draw:style-name="gr6" draw:text-style-name="P1" draw:layer="layout" svg:width="0.14cm" svg:height="0.141cm" svg:x="10.103cm" svg:y="1.855cm" svg:viewBox="0 0 141 142" svg:d="M141 71c0-39-31-71-70-71-40 0-71 32-71 71s31 71 71 71c39 0 70-32 70-71zM20 121l101-100M20 21l101 100">
          <text:p/>
        </draw:path>
        <draw:path draw:style-name="gr6" draw:text-style-name="P1" draw:layer="layout" svg:width="0.141cm" svg:height="0.141cm" svg:x="2.512cm" svg:y="8.003cm" svg:viewBox="0 0 142 142" svg:d="M142 72c0-40-32-72-72-72-38 0-70 32-70 72 0 38 32 70 70 70 40 0 72-32 72-70zM21 121l100-100M21 21l100 100">
          <text:p/>
        </draw:path>
        <draw:path draw:style-name="gr6" draw:text-style-name="P1" draw:layer="layout" svg:width="0.141cm" svg:height="0.141cm" svg:x="11.127cm" svg:y="1.855cm" svg:viewBox="0 0 142 142" svg:d="M142 71c0-39-32-71-71-71-38 0-71 32-71 71s33 71 71 71c39 0 71-32 71-71zM22 121l99-100M22 21l99 100">
          <text:p/>
        </draw:path>
        <draw:path draw:style-name="gr6" draw:text-style-name="P1" draw:layer="layout" svg:width="0.14cm" svg:height="0.141cm" svg:x="2.855cm" svg:y="1.855cm" svg:viewBox="0 0 141 142" svg:d="M141 71c0-39-31-71-70-71s-71 32-71 71 32 71 71 71 70-32 70-71zM21 121l100-100M21 21l100 100">
          <text:p/>
        </draw:path>
        <draw:path draw:style-name="gr6" draw:text-style-name="P1" draw:layer="layout" svg:width="0.14cm" svg:height="0.141cm" svg:x="11cm" svg:y="6.584cm" svg:viewBox="0 0 141 142" svg:d="M141 72c0-40-32-72-71-72s-70 32-70 72c0 39 31 70 70 70s71-31 71-70zM20 121l100-100M20 21l100 100">
          <text:p/>
        </draw:path>
        <draw:path draw:style-name="gr6" draw:text-style-name="P1" draw:layer="layout" svg:width="0.141cm" svg:height="0.141cm" svg:x="3.052cm" svg:y="1.855cm" svg:viewBox="0 0 142 142" svg:d="M142 71c0-39-32-71-72-71-39 0-70 32-70 71s31 71 70 71c40 0 72-32 72-71zM21 121l100-100M21 21l100 100">
          <text:p/>
        </draw:path>
        <draw:path draw:style-name="gr6" draw:text-style-name="P1" draw:layer="layout" svg:width="0.14cm" svg:height="0.141cm" svg:x="11.67cm" svg:y="8.003cm" svg:viewBox="0 0 141 142" svg:d="M141 72c0-40-31-72-70-72s-71 32-71 72c0 38 32 70 71 70s70-32 70-70zM21 121l100-100M21 21l100 100">
          <text:p/>
        </draw:path>
        <draw:path draw:style-name="gr6" draw:text-style-name="P1" draw:layer="layout" svg:width="0.14cm" svg:height="0.141cm" svg:x="3.356cm" svg:y="7.53cm" svg:viewBox="0 0 141 142" svg:d="M141 71c0-39-31-71-71-71-39 0-70 32-70 71s31 71 70 71c40 0 71-32 71-71zM20 121l101-100M20 21l101 100">
          <text:p/>
        </draw:path>
        <draw:path draw:style-name="gr6" draw:text-style-name="P1" draw:layer="layout" svg:width="0.141cm" svg:height="0.141cm" svg:x="14.178cm" svg:y="1.855cm" svg:viewBox="0 0 142 142" svg:d="M142 71c0-39-32-71-71-71-38 0-71 32-71 71s33 71 71 71c39 0 71-32 71-71zM21 121l100-100M21 21l100 100">
          <text:p/>
        </draw:path>
        <draw:path draw:style-name="gr6" draw:text-style-name="P1" draw:layer="layout" svg:width="0.141cm" svg:height="0.141cm" svg:x="2.694cm" svg:y="8.949cm" svg:viewBox="0 0 142 142" svg:d="M142 70c0-38-32-70-70-70-40 0-72 32-72 70 0 40 32 72 72 72 38 0 70-32 70-72zM21 121l100-100M21 21l100 100">
          <text:p/>
        </draw:path>
        <draw:path draw:style-name="gr6" draw:text-style-name="P1" draw:layer="layout" svg:width="0.141cm" svg:height="0.141cm" svg:x="11.41cm" svg:y="1.855cm" svg:viewBox="0 0 142 142" svg:d="M142 71c0-39-32-71-71-71s-71 32-71 71 32 71 71 71 71-32 71-71zM21 121l99-100M21 21l99 100">
          <text:p/>
        </draw:path>
        <draw:path draw:style-name="gr6" draw:text-style-name="P1" draw:layer="layout" svg:width="0.141cm" svg:height="0.141cm" svg:x="2.694cm" svg:y="8.476cm" svg:viewBox="0 0 142 142" svg:d="M142 70c0-38-32-70-70-70-40 0-72 32-72 70 0 39 32 72 72 72 38 0 70-33 70-72zM21 120l100-99M21 21l100 99">
          <text:p/>
        </draw:path>
        <draw:path draw:style-name="gr6" draw:text-style-name="P1" draw:layer="layout" svg:width="0.14cm" svg:height="0.141cm" svg:x="7.841cm" svg:y="8.949cm" svg:viewBox="0 0 141 142" svg:d="M141 70c0-38-31-70-70-70-40 0-71 32-71 70 0 40 31 72 71 72 39 0 70-32 70-72zM20 121l101-100M20 21l101 100">
          <text:p/>
        </draw:path>
        <draw:path draw:style-name="gr6" draw:text-style-name="P1" draw:layer="layout" svg:width="0.141cm" svg:height="0.141cm" svg:x="10.696cm" svg:y="8.949cm" svg:viewBox="0 0 142 142" svg:d="M142 70c0-38-32-70-70-70-39 0-72 32-72 70 0 40 33 72 72 72 38 0 70-32 70-72zM22 121l99-100M22 21l99 100">
          <text:p/>
        </draw:path>
        <draw:path draw:style-name="gr6" draw:text-style-name="P1" draw:layer="layout" svg:width="0.14cm" svg:height="0.141cm" svg:x="13.618cm" svg:y="8.476cm" svg:viewBox="0 0 141 142" svg:d="M141 70c0-38-31-70-70-70-40 0-71 32-71 70 0 39 31 72 71 72 39 0 70-33 70-72zM20 120l101-99M20 21l101 99">
          <text:p/>
        </draw:path>
        <draw:path draw:style-name="gr6" draw:text-style-name="P1" draw:layer="layout" svg:width="0.141cm" svg:height="0.141cm" svg:x="15.653cm" svg:y="8.949cm" svg:viewBox="0 0 142 142" svg:d="M142 70c0-38-32-70-72-70-38 0-70 32-70 70 0 40 32 72 70 72 40 0 72-32 72-72zM21 121l100-100M21 21l100 100">
          <text:p/>
        </draw:path>
        <draw:path draw:style-name="gr6" draw:text-style-name="P1" draw:layer="layout" svg:width="0.141cm" svg:height="0.141cm" svg:x="2.782cm" svg:y="8.949cm" svg:viewBox="0 0 142 142" svg:d="M142 70c0-38-32-70-72-70-38 0-70 32-70 70 0 40 32 72 70 72 40 0 72-32 72-72zM21 121l100-100M21 21l100 100">
          <text:p/>
        </draw:path>
        <draw:path draw:style-name="gr6" draw:text-style-name="P1" draw:layer="layout" svg:width="0.141cm" svg:height="0.141cm" svg:x="15.77cm" svg:y="1.855cm" svg:viewBox="0 0 142 142" svg:d="M142 71c0-39-33-71-72-71s-70 32-70 71 31 71 70 71 72-32 72-71zM21 121l100-100M21 21l100 100">
          <text:p/>
        </draw:path>
        <draw:path draw:style-name="gr6" draw:text-style-name="P1" draw:layer="layout" svg:width="0.141cm" svg:height="0.141cm" svg:x="6.292cm" svg:y="1.382cm" svg:viewBox="0 0 142 142" svg:d="M142 70c0-38-32-70-72-70-38 0-70 32-70 70 0 40 32 72 70 72 40 0 72-32 72-72zM21 121l100-100M21 21l100 100">
          <text:p/>
        </draw:path>
        <draw:path draw:style-name="gr6" draw:text-style-name="P1" draw:layer="layout" svg:width="0.14cm" svg:height="0.141cm" svg:x="7.829cm" svg:y="8.949cm" svg:viewBox="0 0 141 142" svg:d="M141 70c0-38-31-70-71-70-39 0-70 32-70 70 0 40 31 72 70 72 40 0 71-32 71-72zM20 121l101-100M20 21l101 100">
          <text:p/>
        </draw:path>
        <draw:path draw:style-name="gr6" draw:text-style-name="P1" draw:layer="layout" svg:width="0.14cm" svg:height="0.141cm" svg:x="16.04cm" svg:y="8.949cm" svg:viewBox="0 0 141 142" svg:d="M141 70c0-38-32-70-71-70s-70 32-70 70c0 40 31 72 70 72s71-32 71-72zM20 121l100-100M20 21l100 100">
          <text:p/>
        </draw:path>
        <draw:path draw:style-name="gr6" draw:text-style-name="P1" draw:layer="layout" svg:width="0.14cm" svg:height="0.141cm" svg:x="6.913cm" svg:y="8.949cm" svg:viewBox="0 0 141 142" svg:d="M141 70c0-38-31-70-70-70s-71 32-71 70c0 40 32 72 71 72s70-32 70-72zM21 121l100-100M21 21l100 100">
          <text:p/>
        </draw:path>
        <draw:path draw:style-name="gr6" draw:text-style-name="P1" draw:layer="layout" svg:width="0.14cm" svg:height="0.141cm" svg:x="15.244cm" svg:y="1.855cm" svg:viewBox="0 0 141 142" svg:d="M141 71c0-39-31-71-71-71-39 0-70 32-70 71s31 71 70 71c40 0 71-32 71-71zM20 121l101-100M20 21l101 100">
          <text:p/>
        </draw:path>
        <draw:path draw:style-name="gr6" draw:text-style-name="P1" draw:layer="layout" svg:width="0.14cm" svg:height="0.141cm" svg:x="4.081cm" svg:y="1.855cm" svg:viewBox="0 0 141 142" svg:d="M141 71c0-39-31-71-70-71-40 0-71 32-71 71s31 71 71 71c39 0 70-32 70-71zM20 121l101-100M20 21l101 100">
          <text:p/>
        </draw:path>
        <draw:path draw:style-name="gr6" draw:text-style-name="P1" draw:layer="layout" svg:width="0.141cm" svg:height="0.141cm" svg:x="5.602cm" svg:y="8.949cm" svg:viewBox="0 0 142 142" svg:d="M142 70c0-38-32-70-70-70-40 0-72 32-72 70 0 40 32 72 72 72 38 0 70-32 70-72zM21 121l100-100M21 21l100 100">
          <text:p/>
        </draw:path>
        <draw:path draw:style-name="gr6" draw:text-style-name="P1" draw:layer="layout" svg:width="0.141cm" svg:height="0.141cm" svg:x="6.56cm" svg:y="8.003cm" svg:viewBox="0 0 142 142" svg:d="M142 72c0-40-32-72-71-72s-71 32-71 72c0 38 32 70 71 70s71-32 71-70zM21 121l100-100M21 21l100 100">
          <text:p/>
        </draw:path>
        <draw:path draw:style-name="gr6" draw:text-style-name="P1" draw:layer="layout" svg:width="0.14cm" svg:height="0.141cm" svg:x="13.8cm" svg:y="7.53cm" svg:viewBox="0 0 141 142" svg:d="M141 71c0-39-32-71-71-71s-70 32-70 71 31 71 70 71 71-32 71-71zM20 121l100-100M20 21l100 100">
          <text:p/>
        </draw:path>
        <draw:path draw:style-name="gr6" draw:text-style-name="P1" draw:layer="layout" svg:width="0.141cm" svg:height="0.141cm" svg:x="15.662cm" svg:y="8.949cm" svg:viewBox="0 0 142 142" svg:d="M142 70c0-38-32-70-72-70-39 0-70 32-70 70 0 40 31 72 70 72 40 0 72-32 72-72zM21 121l100-100M21 21l100 100">
          <text:p/>
        </draw:path>
        <draw:path draw:style-name="gr6" draw:text-style-name="P1" draw:layer="layout" svg:width="0.141cm" svg:height="0.141cm" svg:x="7.834cm" svg:y="1.382cm" svg:viewBox="0 0 142 142" svg:d="M142 70c0-38-32-70-71-70s-71 32-71 70c0 40 32 72 71 72s71-32 71-72zM21 121l100-100M21 21l100 100">
          <text:p/>
        </draw:path>
        <draw:path draw:style-name="gr6" draw:text-style-name="P1" draw:layer="layout" svg:width="0.141cm" svg:height="0.141cm" svg:x="2.242cm" svg:y="8.949cm" svg:viewBox="0 0 142 142" svg:d="M142 70c0-38-32-70-70-70-40 0-72 32-72 70 0 40 32 72 72 72 38 0 70-32 70-72zM21 121l100-100M21 21l100 100">
          <text:p/>
        </draw:path>
        <draw:path draw:style-name="gr6" draw:text-style-name="P1" draw:layer="layout" svg:width="0.14cm" svg:height="0.141cm" svg:x="2.897cm" svg:y="8.949cm" svg:viewBox="0 0 141 142" svg:d="M141 70c0-38-32-70-71-70s-70 32-70 70c0 40 31 72 70 72s71-32 71-72zM20 121l101-100M20 21l101 100">
          <text:p/>
        </draw:path>
        <draw:path draw:style-name="gr6" draw:text-style-name="P1" draw:layer="layout" svg:width="0.141cm" svg:height="0.141cm" svg:x="3.706cm" svg:y="8.949cm" svg:viewBox="0 0 142 142" svg:d="M142 70c0-38-31-70-70-70s-72 32-72 70c0 40 33 72 72 72s70-32 70-72zM22 121l99-100M22 21l99 100">
          <text:p/>
        </draw:path>
        <draw:path draw:style-name="gr6" draw:text-style-name="P1" draw:layer="layout" svg:width="0.14cm" svg:height="0.141cm" svg:x="6.5cm" svg:y="8.476cm" svg:viewBox="0 0 141 142" svg:d="M141 70c0-38-31-70-70-70s-71 32-71 70c0 39 32 72 71 72s70-33 70-72zM21 120l100-99M21 21l100 99">
          <text:p/>
        </draw:path>
        <draw:path draw:style-name="gr6" draw:text-style-name="P1" draw:layer="layout" svg:width="0.141cm" svg:height="0.141cm" svg:x="13.01cm" svg:y="8.949cm" svg:viewBox="0 0 142 142" svg:d="M142 70c0-38-31-70-71-70-39 0-71 32-71 70 0 40 32 72 71 72 40 0 71-32 71-72zM21 121l100-100M21 21l100 100">
          <text:p/>
        </draw:path>
        <draw:path draw:style-name="gr6" draw:text-style-name="P1" draw:layer="layout" svg:width="0.141cm" svg:height="0.141cm" svg:x="4.725cm" svg:y="1.855cm" svg:viewBox="0 0 142 142" svg:d="M142 71c0-39-32-71-72-71-38 0-70 32-70 71s32 71 70 71c40 0 72-32 72-71zM21 121l100-100M21 21l100 100">
          <text:p/>
        </draw:path>
        <draw:path draw:style-name="gr6" draw:text-style-name="P1" draw:layer="layout" svg:width="0.141cm" svg:height="0.141cm" svg:x="11.808cm" svg:y="1.382cm" svg:viewBox="0 0 142 142" svg:d="M142 70c0-38-32-70-71-70-38 0-71 32-71 70 0 40 33 72 71 72 39 0 71-32 71-72zM21 121l100-100M21 21l100 100">
          <text:p/>
        </draw:path>
        <draw:path draw:style-name="gr6" draw:text-style-name="P1" draw:layer="layout" svg:width="0.141cm" svg:height="0.141cm" svg:x="15.979cm" svg:y="8.949cm" svg:viewBox="0 0 142 142" svg:d="M142 70c0-38-32-70-71-70s-71 32-71 70c0 40 32 72 71 72s71-32 71-72zM21 121l100-100M21 21l100 100">
          <text:p/>
        </draw:path>
        <draw:path draw:style-name="gr6" draw:text-style-name="P1" draw:layer="layout" svg:width="0.141cm" svg:height="0.141cm" svg:x="3.052cm" svg:y="8.949cm" svg:viewBox="0 0 142 142" svg:d="M142 70c0-38-32-70-72-70-39 0-70 32-70 70 0 40 31 72 70 72 40 0 72-32 72-72zM21 121l100-100M21 21l100 100">
          <text:p/>
        </draw:path>
        <draw:path draw:style-name="gr6" draw:text-style-name="P1" draw:layer="layout" svg:width="0.141cm" svg:height="0.141cm" svg:x="4.917cm" svg:y="8.949cm" svg:viewBox="0 0 142 142" svg:d="M142 70c0-38-32-70-71-70s-71 32-71 70c0 40 32 72 71 72s71-32 71-72zM21 121l100-100M21 21l100 100">
          <text:p/>
        </draw:path>
        <draw:path draw:style-name="gr6" draw:text-style-name="P1" draw:layer="layout" svg:width="0.141cm" svg:height="0.141cm" svg:x="5.265cm" svg:y="8.949cm" svg:viewBox="0 0 142 142" svg:d="M142 70c0-38-33-70-72-70s-70 32-70 70c0 40 31 72 70 72s72-32 72-72zM21 121l99-100M21 21l99 100">
          <text:p/>
        </draw:path>
        <draw:path draw:style-name="gr6" draw:text-style-name="P1" draw:layer="layout" svg:width="0.141cm" svg:height="0.141cm" svg:x="7.309cm" svg:y="7.53cm" svg:viewBox="0 0 142 142" svg:d="M142 71c0-39-32-71-70-71-40 0-72 32-72 71s32 71 72 71c38 0 70-32 70-71zM21 121l100-100M21 21l100 100">
          <text:p/>
        </draw:path>
        <draw:path draw:style-name="gr6" draw:text-style-name="P1" draw:layer="layout" svg:width="0.14cm" svg:height="0.141cm" svg:x="13.436cm" svg:y="8.949cm" svg:viewBox="0 0 141 142" svg:d="M141 70c0-38-31-70-71-70-39 0-70 32-70 70 0 40 31 72 70 72 40 0 71-32 71-72zM20 121l101-100M20 21l101 100">
          <text:p/>
        </draw:path>
        <draw:path draw:style-name="gr6" draw:text-style-name="P1" draw:layer="layout" svg:width="0.141cm" svg:height="0.141cm" svg:x="14.691cm" svg:y="8.949cm" svg:viewBox="0 0 142 142" svg:d="M142 70c0-38-32-70-72-70-39 0-70 32-70 70 0 40 31 72 70 72 40 0 72-32 72-72zM21 121l100-100M21 21l100 100">
          <text:p/>
        </draw:path>
        <draw:path draw:style-name="gr6" draw:text-style-name="P1" draw:layer="layout" svg:width="0.141cm" svg:height="0.141cm" svg:x="15.25cm" svg:y="8.949cm" svg:viewBox="0 0 142 142" svg:d="M142 70c0-38-31-70-71-70-39 0-71 32-71 70 0 40 32 72 71 72 40 0 71-32 71-72zM21 121l100-100M21 21l100 100">
          <text:p/>
        </draw:path>
        <draw:path draw:style-name="gr6" draw:text-style-name="P1" draw:layer="layout" svg:width="0.141cm" svg:height="0.141cm" svg:x="16.107cm" svg:y="8.949cm" svg:viewBox="0 0 142 142" svg:d="M142 70c0-38-32-70-70-70-40 0-72 32-72 70 0 40 32 72 72 72 38 0 70-32 70-72zM21 121l100-100M21 21l100 100">
          <text:p/>
        </draw:path>
        <draw:path draw:style-name="gr6" draw:text-style-name="P1" draw:layer="layout" svg:width="0.141cm" svg:height="0.141cm" svg:x="6.261cm" svg:y="1.855cm" svg:viewBox="0 0 142 142" svg:d="M142 71c0-39-33-71-72-71s-70 32-70 71 31 71 70 71 72-32 72-71zM21 121l100-100M21 21l100 100">
          <text:p/>
        </draw:path>
        <draw:path draw:style-name="gr6" draw:text-style-name="P1" draw:layer="layout" svg:width="0.141cm" svg:height="0.141cm" svg:x="13.206cm" svg:y="1.855cm" svg:viewBox="0 0 142 142" svg:d="M142 71c0-39-32-71-71-71-38 0-71 32-71 71s33 71 71 71c39 0 71-32 71-71zM21 121l100-100M21 21l100 100">
          <text:p/>
        </draw:path>
        <draw:path draw:style-name="gr6" draw:text-style-name="P1" draw:layer="layout" svg:width="0.141cm" svg:height="0.141cm" svg:x="3.706cm" svg:y="1.855cm" svg:viewBox="0 0 142 142" svg:d="M142 71c0-39-31-71-70-71s-72 32-72 71 33 71 72 71 70-32 70-71zM22 121l99-100M22 21l99 100">
          <text:p/>
        </draw:path>
        <draw:path draw:style-name="gr6" draw:text-style-name="P1" draw:layer="layout" svg:width="0.141cm" svg:height="0.141cm" svg:x="4.341cm" svg:y="8.949cm" svg:viewBox="0 0 142 142" svg:d="M142 70c0-38-32-70-71-70s-71 32-71 70c0 40 32 72 71 72s71-32 71-72zM21 121l100-100M21 21l100 100">
          <text:p/>
        </draw:path>
        <draw:path draw:style-name="gr6" draw:text-style-name="P1" draw:layer="layout" svg:width="0.14cm" svg:height="0.141cm" svg:x="12.471cm" svg:y="1.855cm" svg:viewBox="0 0 141 142" svg:d="M141 71c0-39-31-71-70-71-40 0-71 32-71 71s31 71 71 71c39 0 70-32 70-71zM20 121l101-100M20 21l101 100">
          <text:p/>
        </draw:path>
        <draw:path draw:style-name="gr6" draw:text-style-name="P1" draw:layer="layout" svg:width="0.141cm" svg:height="0.141cm" svg:x="6.862cm" svg:y="1.855cm" svg:viewBox="0 0 142 142" svg:d="M142 71c0-39-31-71-70-71-40 0-72 32-72 71s32 71 72 71c39 0 70-32 70-71zM21 121l100-100M21 21l100 100">
          <text:p/>
        </draw:path>
        <draw:path draw:style-name="gr6" draw:text-style-name="P1" draw:layer="layout" svg:width="0.14cm" svg:height="0.141cm" svg:x="16.492cm" svg:y="1.382cm" svg:viewBox="0 0 141 142" svg:d="M141 70c0-38-31-70-71-70-39 0-70 32-70 70 0 40 31 72 70 72 40 0 71-32 71-72zM20 121l101-100M20 21l101 100">
          <text:p/>
        </draw:path>
        <draw:path draw:style-name="gr6" draw:text-style-name="P1" draw:layer="layout" svg:width="0.141cm" svg:height="0.141cm" svg:x="6.008cm" svg:y="1.855cm" svg:viewBox="0 0 142 142" svg:d="M142 71c0-39-32-71-72-71-38 0-70 32-70 71s32 71 70 71c40 0 72-32 72-71zM21 121l100-100M21 21l100 100">
          <text:p/>
        </draw:path>
        <draw:path draw:style-name="gr6" draw:text-style-name="P1" draw:layer="layout" svg:width="0.141cm" svg:height="0.141cm" svg:x="14.744cm" svg:y="1.855cm" svg:viewBox="0 0 142 142" svg:d="M142 71c0-39-31-71-70-71s-72 32-72 71 33 71 72 71 70-32 70-71zM21 121l100-100M21 21l100 100">
          <text:p/>
        </draw:path>
        <draw:path draw:style-name="gr6" draw:text-style-name="P1" draw:layer="layout" svg:width="0.141cm" svg:height="0.141cm" svg:x="8.152cm" svg:y="1.855cm" svg:viewBox="0 0 142 142" svg:d="M142 71c0-39-32-71-71-71s-71 32-71 71 32 71 71 71 71-32 71-71zM21 121l100-100M21 21l100 100">
          <text:p/>
        </draw:path>
        <draw:path draw:style-name="gr6" draw:text-style-name="P1" draw:layer="layout" svg:width="0.141cm" svg:height="0.141cm" svg:x="11.708cm" svg:y="8.949cm" svg:viewBox="0 0 142 142" svg:d="M142 70c0-38-33-70-71-70-39 0-71 32-71 70 0 40 32 72 71 72 38 0 71-32 71-72zM21 121l99-100M21 21l99 100">
          <text:p/>
        </draw:path>
        <draw:path draw:style-name="gr6" draw:text-style-name="P1" draw:layer="layout" svg:width="0.141cm" svg:height="0.141cm" svg:x="16.566cm" svg:y="8.949cm" svg:viewBox="0 0 142 142" svg:d="M142 70c0-38-32-70-71-70-38 0-71 32-71 70 0 40 33 72 71 72 39 0 71-32 71-72zM21 121l100-100M21 21l100 100">
          <text:p/>
        </draw:path>
        <draw:path draw:style-name="gr6" draw:text-style-name="P1" draw:layer="layout" svg:width="0.141cm" svg:height="0.141cm" svg:x="14.947cm" svg:y="1.855cm" svg:viewBox="0 0 142 142" svg:d="M142 71c0-39-32-71-72-71-38 0-70 32-70 71s32 71 70 71c40 0 72-32 72-71zM21 121l100-100M21 21l100 100">
          <text:p/>
        </draw:path>
        <draw:path draw:style-name="gr6" draw:text-style-name="P1" draw:layer="layout" svg:width="0.14cm" svg:height="0.141cm" svg:x="3.356cm" svg:y="8.949cm" svg:viewBox="0 0 141 142" svg:d="M141 70c0-38-31-70-71-70-39 0-70 32-70 70 0 40 31 72 70 72 40 0 71-32 71-72zM20 121l101-100M20 21l101 100">
          <text:p/>
        </draw:path>
        <draw:path draw:style-name="gr6" draw:text-style-name="P1" draw:layer="layout" svg:width="0.14cm" svg:height="0.141cm" svg:x="15.445cm" svg:y="1.855cm" svg:viewBox="0 0 141 142" svg:d="M141 71c0-39-31-71-70-71s-71 32-71 71 32 71 71 71 70-32 70-71zM20 121l101-100M20 21l101 100">
          <text:p/>
        </draw:path>
        <draw:path draw:style-name="gr6" draw:text-style-name="P1" draw:layer="layout" svg:width="0.141cm" svg:height="0.141cm" svg:x="3.873cm" svg:y="1.855cm" svg:viewBox="0 0 142 142" svg:d="M142 71c0-39-33-71-71-71-39 0-71 32-71 71s32 71 71 71c38 0 71-32 71-71zM21 121l100-100M21 21l100 100">
          <text:p/>
        </draw:path>
        <draw:path draw:style-name="gr6" draw:text-style-name="P1" draw:layer="layout" svg:width="0.141cm" svg:height="0.141cm" svg:x="9.131cm" svg:y="8.949cm" svg:viewBox="0 0 142 142" svg:d="M142 70c0-38-32-70-71-70-40 0-71 32-71 70 0 40 31 72 71 72 39 0 71-32 71-72zM21 121l100-100M21 21l100 100">
          <text:p/>
        </draw:path>
        <draw:path draw:style-name="gr6" draw:text-style-name="P1" draw:layer="layout" svg:width="0.14cm" svg:height="0.141cm" svg:x="11.889cm" svg:y="8.949cm" svg:viewBox="0 0 141 142" svg:d="M141 70c0-38-31-70-71-70-39 0-70 32-70 70 0 40 31 72 70 72 40 0 71-32 71-72zM20 121l101-100M20 21l101 100">
          <text:p/>
        </draw:path>
        <draw:path draw:style-name="gr6" draw:text-style-name="P1" draw:layer="layout" svg:width="0.14cm" svg:height="0.141cm" svg:x="13.948cm" svg:y="8.949cm" svg:viewBox="0 0 141 142" svg:d="M141 70c0-38-32-70-71-70s-70 32-70 70c0 40 31 72 70 72s71-32 71-72zM20 121l100-100M20 21l100 100">
          <text:p/>
        </draw:path>
        <draw:path draw:style-name="gr6" draw:text-style-name="P1" draw:layer="layout" svg:width="0.14cm" svg:height="0.141cm" svg:x="10.98cm" svg:y="1.382cm" svg:viewBox="0 0 141 142" svg:d="M141 70c0-38-31-70-70-70s-71 32-71 70c0 40 32 72 71 72s70-32 70-72zM21 121l100-100M21 21l100 100">
          <text:p/>
        </draw:path>
        <draw:path draw:style-name="gr6" draw:text-style-name="P1" draw:layer="layout" svg:width="0.141cm" svg:height="0.141cm" svg:x="7.396cm" svg:y="1.855cm" svg:viewBox="0 0 142 142" svg:d="M142 71c0-39-32-71-71-71s-71 32-71 71 32 71 71 71 71-32 71-71zM21 121l100-100M21 21l100 100">
          <text:p/>
        </draw:path>
        <draw:path draw:style-name="gr6" draw:text-style-name="P1" draw:layer="layout" svg:width="0.14cm" svg:height="0.141cm" svg:x="7.204cm" svg:y="1.382cm" svg:viewBox="0 0 141 142" svg:d="M141 70c0-38-31-70-70-70s-71 32-71 70c0 40 32 72 71 72s70-32 70-72zM21 121l100-100M21 21l100 100">
          <text:p/>
        </draw:path>
        <draw:path draw:style-name="gr6" draw:text-style-name="P1" draw:layer="layout" svg:width="0.141cm" svg:height="0.141cm" svg:x="8.638cm" svg:y="7.057cm" svg:viewBox="0 0 142 142" svg:d="M142 72c0-39-32-72-71-72s-71 33-71 72c0 38 32 70 71 70s71-32 71-70zM21 121l100-99M21 22l100 99">
          <text:p/>
        </draw:path>
        <draw:path draw:style-name="gr6" draw:text-style-name="P1" draw:layer="layout" svg:width="0.141cm" svg:height="0.141cm" svg:x="4.455cm" svg:y="8.949cm" svg:viewBox="0 0 142 142" svg:d="M142 70c0-38-32-70-71-70s-71 32-71 70c0 40 32 72 71 72s71-32 71-72zM21 121l100-100M21 21l100 100">
          <text:p/>
        </draw:path>
        <draw:path draw:style-name="gr6" draw:text-style-name="P1" draw:layer="layout" svg:width="0.14cm" svg:height="0.141cm" svg:x="6.338cm" svg:y="8.949cm" svg:viewBox="0 0 141 142" svg:d="M141 70c0-38-31-70-70-70-40 0-71 32-71 70 0 40 31 72 71 72 39 0 70-32 70-72zM20 121l101-100M20 21l101 100">
          <text:p/>
        </draw:path>
        <draw:path draw:style-name="gr6" draw:text-style-name="P1" draw:layer="layout" svg:width="0.141cm" svg:height="0.141cm" svg:x="7.336cm" svg:y="8.949cm" svg:viewBox="0 0 142 142" svg:d="M142 70c0-38-32-70-70-70-39 0-72 32-72 70 0 40 33 72 72 72 38 0 70-32 70-72zM22 121l99-100M22 21l99 100">
          <text:p/>
        </draw:path>
        <draw:path draw:style-name="gr6" draw:text-style-name="P1" draw:layer="layout" svg:width="0.14cm" svg:height="0.141cm" svg:x="10.454cm" svg:y="1.855cm" svg:viewBox="0 0 141 142" svg:d="M141 71c0-39-32-71-71-71s-70 32-70 71 31 71 70 71 71-32 71-71zM20 121l101-100M20 21l101 100">
          <text:p/>
        </draw:path>
        <draw:path draw:style-name="gr6" draw:text-style-name="P1" draw:layer="layout" svg:width="0.141cm" svg:height="0.141cm" svg:x="12.383cm" svg:y="8.949cm" svg:viewBox="0 0 142 142" svg:d="M142 70c0-38-32-70-71-70s-71 32-71 70c0 40 32 72 71 72s71-32 71-72zM22 121l99-100M22 21l99 100">
          <text:p/>
        </draw:path>
        <draw:path draw:style-name="gr6" draw:text-style-name="P1" draw:layer="layout" svg:width="0.141cm" svg:height="0.141cm" svg:x="14.238cm" svg:y="8.949cm" svg:viewBox="0 0 142 142" svg:d="M142 70c0-38-32-70-71-70s-71 32-71 70c0 40 32 72 71 72s71-32 71-72zM21 121l100-100M21 21l100 100">
          <text:p/>
        </draw:path>
        <draw:path draw:style-name="gr6" draw:text-style-name="P1" draw:layer="layout" svg:width="0.14cm" svg:height="0.141cm" svg:x="15.244cm" svg:y="8.949cm" svg:viewBox="0 0 141 142" svg:d="M141 70c0-38-31-70-71-70-39 0-70 32-70 70 0 40 31 72 70 72 40 0 71-32 71-72zM20 121l101-100M20 21l101 100">
          <text:p/>
        </draw:path>
        <draw:path draw:style-name="gr6" draw:text-style-name="P1" draw:layer="layout" svg:width="0.141cm" svg:height="0.141cm" svg:x="3.873cm" svg:y="8.949cm" svg:viewBox="0 0 142 142" svg:d="M142 70c0-38-33-70-71-70-39 0-71 32-71 70 0 40 32 72 71 72 38 0 71-32 71-72zM21 121l100-100M21 21l100 100">
          <text:p/>
        </draw:path>
        <draw:path draw:style-name="gr6" draw:text-style-name="P1" draw:layer="layout" svg:width="0.14cm" svg:height="0.141cm" svg:x="4.975cm" svg:y="8.949cm" svg:viewBox="0 0 141 142" svg:d="M141 70c0-38-32-70-71-70s-70 32-70 70c0 40 31 72 70 72s71-32 71-72zM20 121l100-100M20 21l100 100">
          <text:p/>
        </draw:path>
        <draw:path draw:style-name="gr6" draw:text-style-name="P1" draw:layer="layout" svg:width="0.14cm" svg:height="0.141cm" svg:x="5.649cm" svg:y="8.949cm" svg:viewBox="0 0 141 142" svg:d="M141 70c0-38-31-70-70-70s-71 32-71 70c0 40 32 72 71 72s70-32 70-72zM20 121l101-100M20 21l101 100">
          <text:p/>
        </draw:path>
        <draw:path draw:style-name="gr6" draw:text-style-name="P1" draw:layer="layout" svg:width="0.141cm" svg:height="0.141cm" svg:x="6.768cm" svg:y="8.949cm" svg:viewBox="0 0 142 142" svg:d="M142 70c0-38-31-70-70-70s-72 32-72 70c0 40 33 72 72 72s70-32 70-72zM21 121l100-100M21 21l100 100">
          <text:p/>
        </draw:path>
        <draw:path draw:style-name="gr6" draw:text-style-name="P1" draw:layer="layout" svg:width="0.141cm" svg:height="0.141cm" svg:x="8.591cm" svg:y="8.949cm" svg:viewBox="0 0 142 142" svg:d="M142 70c0-38-32-70-71-70-38 0-71 32-71 70 0 40 33 72 71 72 39 0 71-32 71-72zM22 121l99-100M22 21l99 100">
          <text:p/>
        </draw:path>
        <draw:path draw:style-name="gr6" draw:text-style-name="P1" draw:layer="layout" svg:width="0.14cm" svg:height="0.141cm" svg:x="9.671cm" svg:y="8.949cm" svg:viewBox="0 0 141 142" svg:d="M141 70c0-38-31-70-70-70-40 0-71 32-71 70 0 40 31 72 71 72 39 0 70-32 70-72zM20 121l101-100M20 21l101 100">
          <text:p/>
        </draw:path>
        <draw:path draw:style-name="gr6" draw:text-style-name="P1" draw:layer="layout" svg:width="0.14cm" svg:height="0.141cm" svg:x="11.621cm" svg:y="1.855cm" svg:viewBox="0 0 141 142" svg:d="M141 71c0-39-31-71-70-71-40 0-71 32-71 71s31 71 71 71c39 0 70-32 70-71zM20 121l101-100M20 21l101 100">
          <text:p/>
        </draw:path>
        <draw:path draw:style-name="gr6" draw:text-style-name="P1" draw:layer="layout" svg:width="0.141cm" svg:height="0.141cm" svg:x="14.689cm" svg:y="8.949cm" svg:viewBox="0 0 142 142" svg:d="M142 70c0-38-32-70-72-70-38 0-70 32-70 70 0 40 32 72 70 72 40 0 72-32 72-72zM21 121l100-100M21 21l100 100">
          <text:p/>
        </draw:path>
        <draw:path draw:style-name="gr6" draw:text-style-name="P1" draw:layer="layout" svg:width="0.141cm" svg:height="0.141cm" svg:x="15.466cm" svg:y="8.949cm" svg:viewBox="0 0 142 142" svg:d="M142 70c0-38-32-70-70-70-39 0-72 32-72 70 0 40 33 72 72 72 38 0 70-32 70-72zM22 121l99-100M22 21l99 100">
          <text:p/>
        </draw:path>
        <draw:path draw:style-name="gr6" draw:text-style-name="P1" draw:layer="layout" svg:width="0.14cm" svg:height="0.141cm" svg:x="6.928cm" svg:y="8.949cm" svg:viewBox="0 0 141 142" svg:d="M141 70c0-38-31-70-70-70s-71 32-71 70c0 40 32 72 71 72s70-32 70-72zM21 121l100-100M21 21l100 100">
          <text:p/>
        </draw:path>
        <draw:path draw:style-name="gr6" draw:text-style-name="P1" draw:layer="layout" svg:width="0.141cm" svg:height="0.141cm" svg:x="7.876cm" svg:y="1.855cm" svg:viewBox="0 0 142 142" svg:d="M142 71c0-39-32-71-71-71-40 0-71 32-71 71s31 71 71 71c39 0 71-32 71-71zM21 121l100-100M21 21l100 100">
          <text:p/>
        </draw:path>
        <draw:path draw:style-name="gr6" draw:text-style-name="P1" draw:layer="layout" svg:width="0.141cm" svg:height="0.141cm" svg:x="9.873cm" svg:y="8.949cm" svg:viewBox="0 0 142 142" svg:d="M142 70c0-38-33-70-72-70-38 0-70 32-70 70 0 40 32 72 70 72 39 0 72-32 72-72zM21 121l99-100M21 21l99 100">
          <text:p/>
        </draw:path>
        <draw:path draw:style-name="gr6" draw:text-style-name="P1" draw:layer="layout" svg:width="0.141cm" svg:height="0.141cm" svg:x="10.993cm" svg:y="8.949cm" svg:viewBox="0 0 142 142" svg:d="M142 70c0-38-33-70-72-70-38 0-70 32-70 70 0 40 32 72 70 72 39 0 72-32 72-72zM21 121l99-100M21 21l99 100">
          <text:p/>
        </draw:path>
        <draw:path draw:style-name="gr6" draw:text-style-name="P1" draw:layer="layout" svg:width="0.14cm" svg:height="0.141cm" svg:x="13.049cm" svg:y="8.949cm" svg:viewBox="0 0 141 142" svg:d="M141 70c0-38-31-70-70-70-40 0-71 32-71 70 0 40 31 72 71 72 39 0 70-32 70-72zM20 121l101-100M20 21l101 100">
          <text:p/>
        </draw:path>
        <draw:path draw:style-name="gr6" draw:text-style-name="P1" draw:layer="layout" svg:width="0.141cm" svg:height="0.141cm" svg:x="13.955cm" svg:y="8.949cm" svg:viewBox="0 0 142 142" svg:d="M142 70c0-38-33-70-72-70s-70 32-70 70c0 40 31 72 70 72s72-32 72-72zM21 121l100-100M21 21l100 100">
          <text:p/>
        </draw:path>
        <draw:path draw:style-name="gr6" draw:text-style-name="P1" draw:layer="layout" svg:width="0.141cm" svg:height="0.141cm" svg:x="14.826cm" svg:y="8.949cm" svg:viewBox="0 0 142 142" svg:d="M142 70c0-38-31-70-71-70-39 0-71 32-71 70 0 40 32 72 71 72 40 0 71-32 71-72zM21 121l100-100M21 21l100 100">
          <text:p/>
        </draw:path>
        <draw:path draw:style-name="gr6" draw:text-style-name="P1" draw:layer="layout" svg:width="0.141cm" svg:height="0.141cm" svg:x="16.377cm" svg:y="8.949cm" svg:viewBox="0 0 142 142" svg:d="M142 70c0-38-32-70-72-70-38 0-70 32-70 70 0 40 32 72 70 72 40 0 72-32 72-72zM21 121l100-100M21 21l100 100">
          <text:p/>
        </draw:path>
        <draw:path draw:style-name="gr6" draw:text-style-name="P1" draw:layer="layout" svg:width="0.141cm" svg:height="0.141cm" svg:x="5.39cm" svg:y="8.949cm" svg:viewBox="0 0 142 142" svg:d="M142 70c0-38-32-70-71-70s-71 32-71 70c0 40 32 72 71 72s71-32 71-72zM21 121l99-100M21 21l99 100">
          <text:p/>
        </draw:path>
        <draw:path draw:style-name="gr6" draw:text-style-name="P1" draw:layer="layout" svg:width="0.141cm" svg:height="0.141cm" svg:x="7.12cm" svg:y="1.855cm" svg:viewBox="0 0 142 142" svg:d="M142 71c0-39-32-71-71-71s-71 32-71 71 32 71 71 71 71-32 71-71zM21 121l100-100M21 21l100 100">
          <text:p/>
        </draw:path>
        <draw:path draw:style-name="gr6" draw:text-style-name="P1" draw:layer="layout" svg:width="0.14cm" svg:height="0.141cm" svg:x="8.146cm" svg:y="7.057cm" svg:viewBox="0 0 141 142" svg:d="M141 72c0-39-31-72-70-72-40 0-71 33-71 72 0 38 31 70 71 70 39 0 70-32 70-70zM20 121l101-99M20 22l101 99">
          <text:p/>
        </draw:path>
        <draw:path draw:style-name="gr6" draw:text-style-name="P1" draw:layer="layout" svg:width="0.14cm" svg:height="0.141cm" svg:x="9.139cm" svg:y="8.949cm" svg:viewBox="0 0 141 142" svg:d="M141 70c0-38-31-70-70-70s-71 32-71 70c0 40 32 72 71 72s70-32 70-72zM20 121l101-100M20 21l101 100">
          <text:p/>
        </draw:path>
        <draw:path draw:style-name="gr6" draw:text-style-name="P1" draw:layer="layout" svg:width="0.141cm" svg:height="0.141cm" svg:x="10.386cm" svg:y="8.949cm" svg:viewBox="0 0 142 142" svg:d="M142 70c0-38-31-70-70-70-40 0-72 32-72 70 0 40 32 72 72 72 39 0 70-32 70-72zM21 121l100-100M21 21l100 100">
          <text:p/>
        </draw:path>
        <draw:path draw:style-name="gr6" draw:text-style-name="P1" draw:layer="layout" svg:width="0.141cm" svg:height="0.141cm" svg:x="11.175cm" svg:y="8.949cm" svg:viewBox="0 0 142 142" svg:d="M142 70c0-38-32-70-71-70s-71 32-71 70c0 40 32 72 71 72s71-32 71-72zM21 121l100-100M21 21l100 100">
          <text:p/>
        </draw:path>
        <draw:path draw:style-name="gr6" draw:text-style-name="P1" draw:layer="layout" svg:width="0.14cm" svg:height="0.141cm" svg:x="14.573cm" svg:y="8.949cm" svg:viewBox="0 0 141 142" svg:d="M141 70c0-38-31-70-70-70-40 0-71 32-71 70 0 40 31 72 71 72 39 0 70-32 70-72zM20 121l101-100M20 21l101 100">
          <text:p/>
        </draw:path>
        <draw:path draw:style-name="gr6" draw:text-style-name="P1" draw:layer="layout" svg:width="0.141cm" svg:height="0.141cm" svg:x="16.647cm" svg:y="8.949cm" svg:viewBox="0 0 142 142" svg:d="M142 70c0-38-32-70-72-70-38 0-70 32-70 70 0 40 32 72 70 72 40 0 72-32 72-72zM21 121l100-100M21 21l100 100">
          <text:p/>
        </draw:path>
        <draw:frame draw:style-name="gr5" draw:text-style-name="P3" draw:layer="layout" svg:width="0.4cm" svg:height="0.48cm" svg:x="1.028cm" svg:y="1.663cm">
          <draw:text-box>
            <text:p text:style-name="P2"><text:span text:style-name="T1">15</text:span></text:p>
          </draw:text-box>
        </draw:frame>
        <draw:frame draw:style-name="gr7" draw:text-style-name="P3" draw:layer="layout" svg:width="1.496cm" svg:height="0.48cm" svg:x="8.877cm" svg:y="10.316cm">
          <draw:text-box>
            <text:p text:style-name="P2"><text:span text:style-name="T1">Time [hr]</text:span></text:p>
          </draw:text-box>
        </draw:frame>
        <draw:frame draw:style-name="gr8" draw:text-style-name="P3" draw:layer="layout" svg:width="2.72cm" svg:height="0.48cm" draw:transform="rotate (1.5707963267949) translate (-0.014cm 6.487cm)">
          <draw:text-box>
            <text:p text:style-name="P2"><text:span text:style-name="T1">Charging Queue</text:span></text:p>
          </draw:text-box>
        </draw:frame>
        <draw:frame draw:style-name="gr9" draw:text-style-name="P3" draw:layer="layout" svg:width="2.423cm" svg:height="0.48cm" svg:x="8.418cm" svg:y="-0.014cm">
          <draw:text-box>
            <text:p text:style-name="P2"><text:span text:style-name="T1">MILP Schedule</text:span></text:p>
          </draw:text-box>
        </draw:frame>
        <draw:frame draw:style-name="gr10" draw:text-style-name="P5" draw:layer="layout" svg:width="2.857cm" svg:height="0.635cm" svg:x="8.354cm" svg:y="0.072cm">
          <draw:text-box>
            <text:p text:style-name="P4"><text:span text:style-name="T2">BPAP Schedul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Computer Modern" svg:font-family="'Computer Modern'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7.988cm" fo:page-height="10.8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0T08:10:18.517929751</dc:date>
    <meta:editing-duration>PT4M6S</meta:editing-duration>
    <meta:editing-cycles>2</meta:editing-cycles>
    <meta:generator>LibreOffice/24.2.3.2$Linux_X86_64 LibreOffice_project/420$Build-2</meta:generator>
    <meta:document-statistic meta:object-count="335"/>
  </office:meta>
</office:document-meta>
</file>